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0.46pt"/>
    </style:style>
    <style:style style:name="co2" style:family="table-column">
      <style:table-column-properties fo:break-before="auto" style:column-width="99.6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style:font-name="Liberation Sans" style:font-name-asian="DejaVu Sans" style:font-name-complex="FreeSans"/>
    </style:style>
  </office:automatic-styles>
  <office:body>
    <office:spreadsheet>
      <table:calculation-settings table:automatic-find-labels="false"/>
      <table:table table:name="CSV_testAD24" table:style-name="ta1">
        <table:table-column table:style-name="co1" table:default-cell-style-name="ce1"/>
        <table:table-column table:style-name="co2" table:number-columns-repeated="3" table:default-cell-style-name="Default"/>
        <table:table-column table:style-name="co3" table:number-columns-repeated="4" table:default-cell-style-name="Default"/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d24_2</text:p>
          </table:table-cell>
          <table:table-cell office:value-type="string" calcext:value-type="string">
            <text:p>ad24_3</text:p>
          </table:table-cell>
          <table:table-cell office:value-type="string" calcext:value-type="string">
            <text:p>ad24_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7:09</text:p>
          </table:table-cell>
          <table:table-cell office:value-type="float" office:value="0.158633012608649" calcext:value-type="float">
            <text:p>0.158633012608649</text:p>
          </table:table-cell>
          <table:table-cell office:value-type="float" office:value="0.133882180915139" calcext:value-type="float">
            <text:p>0.133882180915139</text:p>
          </table:table-cell>
          <table:table-cell office:value-type="float" office:value="0.147007125259295" calcext:value-type="float">
            <text:p>0.1470071252592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7:10</text:p>
          </table:table-cell>
          <table:table-cell office:value-type="float" office:value="0.156705994213342" calcext:value-type="float">
            <text:p>0.156705994213342</text:p>
          </table:table-cell>
          <table:table-cell office:value-type="float" office:value="0.132769362064524" calcext:value-type="float">
            <text:p>0.132769362064524</text:p>
          </table:table-cell>
          <table:table-cell office:value-type="float" office:value="0.147260445029789" calcext:value-type="float">
            <text:p>0.1472604450297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7:11</text:p>
          </table:table-cell>
          <table:table-cell office:value-type="float" office:value="0.15565158792157" calcext:value-type="float">
            <text:p>0.15565158792157</text:p>
          </table:table-cell>
          <table:table-cell office:value-type="float" office:value="0.135217921163788" calcext:value-type="float">
            <text:p>0.135217921163788</text:p>
          </table:table-cell>
          <table:table-cell office:value-type="float" office:value="0.147483962474342" calcext:value-type="float">
            <text:p>0.1474839624743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7:16</text:p>
          </table:table-cell>
          <table:table-cell office:value-type="float" office:value="0.16075315007605" calcext:value-type="float">
            <text:p>0.16075315007605</text:p>
          </table:table-cell>
          <table:table-cell office:value-type="float" office:value="0.134676114878191" calcext:value-type="float">
            <text:p>0.134676114878191</text:p>
          </table:table-cell>
          <table:table-cell office:value-type="float" office:value="0.145326274076256" calcext:value-type="float">
            <text:p>0.1453262740762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7:17</text:p>
          </table:table-cell>
          <table:table-cell office:value-type="float" office:value="0.158064384229706" calcext:value-type="float">
            <text:p>0.158064384229706</text:p>
          </table:table-cell>
          <table:table-cell office:value-type="float" office:value="0.131824628332213" calcext:value-type="float">
            <text:p>0.131824628332213</text:p>
          </table:table-cell>
          <table:table-cell office:value-type="float" office:value="0.144071000107646" calcext:value-type="float">
            <text:p>0.1440710001076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7:18</text:p>
          </table:table-cell>
          <table:table-cell office:value-type="float" office:value="0.153912920226207" calcext:value-type="float">
            <text:p>0.153912920226207</text:p>
          </table:table-cell>
          <table:table-cell office:value-type="float" office:value="0.131014601113153" calcext:value-type="float">
            <text:p>0.131014601113153</text:p>
          </table:table-cell>
          <table:table-cell office:value-type="float" office:value="0.143063085444341" calcext:value-type="float">
            <text:p>0.1430630854443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7:20</text:p>
          </table:table-cell>
          <table:table-cell office:value-type="float" office:value="0.154129285112534" calcext:value-type="float">
            <text:p>0.154129285112534</text:p>
          </table:table-cell>
          <table:table-cell office:value-type="float" office:value="0.130436435989909" calcext:value-type="float">
            <text:p>0.130436435989909</text:p>
          </table:table-cell>
          <table:table-cell office:value-type="float" office:value="0.142632739857762" calcext:value-type="float">
            <text:p>0.1426327398577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7:21</text:p>
          </table:table-cell>
          <table:table-cell office:value-type="float" office:value="0.158065576322743" calcext:value-type="float">
            <text:p>0.158065576322743</text:p>
          </table:table-cell>
          <table:table-cell office:value-type="float" office:value="0.129677668771466" calcext:value-type="float">
            <text:p>0.129677668771466</text:p>
          </table:table-cell>
          <table:table-cell office:value-type="float" office:value="0.141789334033648" calcext:value-type="float">
            <text:p>0.1417893340336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7:22</text:p>
          </table:table-cell>
          <table:table-cell office:value-type="float" office:value="0.153648275571856" calcext:value-type="float">
            <text:p>0.153648275571856</text:p>
          </table:table-cell>
          <table:table-cell office:value-type="float" office:value="0.130593792270874" calcext:value-type="float">
            <text:p>0.130593792270874</text:p>
          </table:table-cell>
          <table:table-cell office:value-type="float" office:value="0.141545551007456" calcext:value-type="float">
            <text:p>0.1415455510074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7:23</text:p>
          </table:table-cell>
          <table:table-cell office:value-type="float" office:value="0.153101700914109" calcext:value-type="float">
            <text:p>0.153101700914109</text:p>
          </table:table-cell>
          <table:table-cell office:value-type="float" office:value="0.129340902488339" calcext:value-type="float">
            <text:p>0.129340902488339</text:p>
          </table:table-cell>
          <table:table-cell office:value-type="float" office:value="0.141201632166103" calcext:value-type="float">
            <text:p>0.1412016321661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7:24</text:p>
          </table:table-cell>
          <table:table-cell office:value-type="float" office:value="0.152970570679971" calcext:value-type="float">
            <text:p>0.152970570679971</text:p>
          </table:table-cell>
          <table:table-cell office:value-type="float" office:value="0.13125599995327" calcext:value-type="float">
            <text:p>0.13125599995327</text:p>
          </table:table-cell>
          <table:table-cell office:value-type="float" office:value="0.141137259142072" calcext:value-type="float">
            <text:p>0.1411372591420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7:26</text:p>
          </table:table-cell>
          <table:table-cell office:value-type="float" office:value="0.151597875547156" calcext:value-type="float">
            <text:p>0.151597875547156</text:p>
          </table:table-cell>
          <table:table-cell office:value-type="float" office:value="0.128182188055776" calcext:value-type="float">
            <text:p>0.128182188055776</text:p>
          </table:table-cell>
          <table:table-cell office:value-type="float" office:value="0.141596811008073" calcext:value-type="float">
            <text:p>0.1415968110080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7:27</text:p>
          </table:table-cell>
          <table:table-cell office:value-type="float" office:value="0.153059977657792" calcext:value-type="float">
            <text:p>0.153059977657792</text:p>
          </table:table-cell>
          <table:table-cell office:value-type="float" office:value="0.128262058289296" calcext:value-type="float">
            <text:p>0.128262058289296</text:p>
          </table:table-cell>
          <table:table-cell office:value-type="float" office:value="0.14088811169721" calcext:value-type="float">
            <text:p>0.140888111697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7:28</text:p>
          </table:table-cell>
          <table:table-cell office:value-type="float" office:value="0.156592745374768" calcext:value-type="float">
            <text:p>0.156592745374768</text:p>
          </table:table-cell>
          <table:table-cell office:value-type="float" office:value="0.128497496664226" calcext:value-type="float">
            <text:p>0.128497496664226</text:p>
          </table:table-cell>
          <table:table-cell office:value-type="float" office:value="0.140807645417171" calcext:value-type="float">
            <text:p>0.1408076454171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7:29</text:p>
          </table:table-cell>
          <table:table-cell office:value-type="float" office:value="0.151167529960576" calcext:value-type="float">
            <text:p>0.151167529960576</text:p>
          </table:table-cell>
          <table:table-cell office:value-type="float" office:value="0.128144041078572" calcext:value-type="float">
            <text:p>0.128144041078572</text:p>
          </table:table-cell>
          <table:table-cell office:value-type="float" office:value="0.141164081235418" calcext:value-type="float">
            <text:p>0.1411640812354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7:30</text:p>
          </table:table-cell>
          <table:table-cell office:value-type="float" office:value="0.156289357696695" calcext:value-type="float">
            <text:p>0.156289357696695</text:p>
          </table:table-cell>
          <table:table-cell office:value-type="float" office:value="0.128132716194715" calcext:value-type="float">
            <text:p>0.128132716194715</text:p>
          </table:table-cell>
          <table:table-cell office:value-type="float" office:value="0.140367763086291" calcext:value-type="float">
            <text:p>0.1403677630862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7:31</text:p>
          </table:table-cell>
          <table:table-cell office:value-type="float" office:value="0.15144588368486" calcext:value-type="float">
            <text:p>0.15144588368486</text:p>
          </table:table-cell>
          <table:table-cell office:value-type="float" office:value="0.129558459467704" calcext:value-type="float">
            <text:p>0.129558459467704</text:p>
          </table:table-cell>
          <table:table-cell office:value-type="float" office:value="0.141016261698754" calcext:value-type="float">
            <text:p>0.1410162616987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7:33</text:p>
          </table:table-cell>
          <table:table-cell office:value-type="float" office:value="0.151258129031435" calcext:value-type="float">
            <text:p>0.151258129031435</text:p>
          </table:table-cell>
          <table:table-cell office:value-type="float" office:value="0.127691641770797" calcext:value-type="float">
            <text:p>0.127691641770797</text:p>
          </table:table-cell>
          <table:table-cell office:value-type="float" office:value="0.140795128440276" calcext:value-type="float">
            <text:p>0.1407951284402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7:34</text:p>
          </table:table-cell>
          <table:table-cell office:value-type="float" office:value="0.15495659768064" calcext:value-type="float">
            <text:p>0.15495659768064</text:p>
          </table:table-cell>
          <table:table-cell office:value-type="float" office:value="0.128560081548701" calcext:value-type="float">
            <text:p>0.128560081548701</text:p>
          </table:table-cell>
          <table:table-cell office:value-type="float" office:value="0.140479819831827" calcext:value-type="float">
            <text:p>0.1404798198318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7:35</text:p>
          </table:table-cell>
          <table:table-cell office:value-type="float" office:value="0.151284355078263" calcext:value-type="float">
            <text:p>0.151284355078263</text:p>
          </table:table-cell>
          <table:table-cell office:value-type="float" office:value="0.130023971798893" calcext:value-type="float">
            <text:p>0.130023971798893</text:p>
          </table:table-cell>
          <table:table-cell office:value-type="float" office:value="0.141230838445525" calcext:value-type="float">
            <text:p>0.1412308384455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7:36</text:p>
          </table:table-cell>
          <table:table-cell office:value-type="float" office:value="0.153355616731121" calcext:value-type="float">
            <text:p>0.153355616731121</text:p>
          </table:table-cell>
          <table:table-cell office:value-type="float" office:value="0.129011288763438" calcext:value-type="float">
            <text:p>0.129011288763438</text:p>
          </table:table-cell>
          <table:table-cell office:value-type="float" office:value="0.140990035651927" calcext:value-type="float">
            <text:p>0.1409900356519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7:37</text:p>
          </table:table-cell>
          <table:table-cell office:value-type="float" office:value="0.156102199089789" calcext:value-type="float">
            <text:p>0.156102199089789</text:p>
          </table:table-cell>
          <table:table-cell office:value-type="float" office:value="0.128269806894041" calcext:value-type="float">
            <text:p>0.128269806894041</text:p>
          </table:table-cell>
          <table:table-cell office:value-type="float" office:value="0.140578763553949" calcext:value-type="float">
            <text:p>0.1405787635539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7:39</text:p>
          </table:table-cell>
          <table:table-cell office:value-type="float" office:value="0.154388565348216" calcext:value-type="float">
            <text:p>0.154388565348216</text:p>
          </table:table-cell>
          <table:table-cell office:value-type="float" office:value="0.128912345041316" calcext:value-type="float">
            <text:p>0.128912345041316</text:p>
          </table:table-cell>
          <table:table-cell office:value-type="float" office:value="0.140600221228626" calcext:value-type="float">
            <text:p>0.1406002212286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7:40</text:p>
          </table:table-cell>
          <table:table-cell office:value-type="float" office:value="0.154743809073425" calcext:value-type="float">
            <text:p>0.154743809073425</text:p>
          </table:table-cell>
          <table:table-cell office:value-type="float" office:value="0.127894893633711" calcext:value-type="float">
            <text:p>0.127894893633711</text:p>
          </table:table-cell>
          <table:table-cell office:value-type="float" office:value="0.141035335187356" calcext:value-type="float">
            <text:p>0.1410353351873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7:41</text:p>
          </table:table-cell>
          <table:table-cell office:value-type="float" office:value="0.150706189955019" calcext:value-type="float">
            <text:p>0.150706189955019</text:p>
          </table:table-cell>
          <table:table-cell office:value-type="float" office:value="0.127288714324083" calcext:value-type="float">
            <text:p>0.127288714324083</text:p>
          </table:table-cell>
          <table:table-cell office:value-type="float" office:value="0.14106334937374" calcext:value-type="float">
            <text:p>0.141063349373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7:42</text:p>
          </table:table-cell>
          <table:table-cell office:value-type="float" office:value="0.155075806984402" calcext:value-type="float">
            <text:p>0.155075806984402</text:p>
          </table:table-cell>
          <table:table-cell office:value-type="float" office:value="0.128788367365404" calcext:value-type="float">
            <text:p>0.128788367365404</text:p>
          </table:table-cell>
          <table:table-cell office:value-type="float" office:value="0.140022652151901" calcext:value-type="float">
            <text:p>0.1400226521519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7:43</text:p>
          </table:table-cell>
          <table:table-cell office:value-type="float" office:value="0.153062361843867" calcext:value-type="float">
            <text:p>0.153062361843867</text:p>
          </table:table-cell>
          <table:table-cell office:value-type="float" office:value="0.128703728759733" calcext:value-type="float">
            <text:p>0.128703728759733</text:p>
          </table:table-cell>
          <table:table-cell office:value-type="float" office:value="0.140275971922394" calcext:value-type="float">
            <text:p>0.1402759719223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7:45</text:p>
          </table:table-cell>
          <table:table-cell office:value-type="float" office:value="0.151327866474136" calcext:value-type="float">
            <text:p>0.151327866474136</text:p>
          </table:table-cell>
          <table:table-cell office:value-type="float" office:value="0.129342690627896" calcext:value-type="float">
            <text:p>0.129342690627896</text:p>
          </table:table-cell>
          <table:table-cell office:value-type="float" office:value="0.140381472156223" calcext:value-type="float">
            <text:p>0.1403814721562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7:46</text:p>
          </table:table-cell>
          <table:table-cell office:value-type="float" office:value="0.151056069261559" calcext:value-type="float">
            <text:p>0.151056069261559</text:p>
          </table:table-cell>
          <table:table-cell office:value-type="float" office:value="0.128306761778207" calcext:value-type="float">
            <text:p>0.128306761778207</text:p>
          </table:table-cell>
          <table:table-cell office:value-type="float" office:value="0.140512006343842" calcext:value-type="float">
            <text:p>0.1405120063438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7:47</text:p>
          </table:table-cell>
          <table:table-cell office:value-type="float" office:value="0.15339137952225" calcext:value-type="float">
            <text:p>0.15339137952225</text:p>
          </table:table-cell>
          <table:table-cell office:value-type="float" office:value="0.130411998082638" calcext:value-type="float">
            <text:p>0.130411998082638</text:p>
          </table:table-cell>
          <table:table-cell office:value-type="float" office:value="0.140386836574893" calcext:value-type="float">
            <text:p>0.1403868365748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7:48</text:p>
          </table:table-cell>
          <table:table-cell office:value-type="float" office:value="0.1520461025293" calcext:value-type="float">
            <text:p>0.1520461025293</text:p>
          </table:table-cell>
          <table:table-cell office:value-type="float" office:value="0.12937070481428" calcext:value-type="float">
            <text:p>0.12937070481428</text:p>
          </table:table-cell>
          <table:table-cell office:value-type="float" office:value="0.140670554717845" calcext:value-type="float">
            <text:p>0.1406705547178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7:49</text:p>
          </table:table-cell>
          <table:table-cell office:value-type="float" office:value="0.157727617946579" calcext:value-type="float">
            <text:p>0.157727617946579</text:p>
          </table:table-cell>
          <table:table-cell office:value-type="float" office:value="0.130229607847882" calcext:value-type="float">
            <text:p>0.130229607847882</text:p>
          </table:table-cell>
          <table:table-cell office:value-type="float" office:value="0.140578763553949" calcext:value-type="float">
            <text:p>0.1405787635539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7:50</text:p>
          </table:table-cell>
          <table:table-cell office:value-type="float" office:value="0.15306593812298" calcext:value-type="float">
            <text:p>0.15306593812298</text:p>
          </table:table-cell>
          <table:table-cell office:value-type="float" office:value="0.13120116367354" calcext:value-type="float">
            <text:p>0.13120116367354</text:p>
          </table:table-cell>
          <table:table-cell office:value-type="float" office:value="0.140675323089996" calcext:value-type="float">
            <text:p>0.1406753230899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7:52</text:p>
          </table:table-cell>
          <table:table-cell office:value-type="float" office:value="0.152767914863576" calcext:value-type="float">
            <text:p>0.152767914863576</text:p>
          </table:table-cell>
          <table:table-cell office:value-type="float" office:value="0.130484119711413" calcext:value-type="float">
            <text:p>0.130484119711413</text:p>
          </table:table-cell>
          <table:table-cell office:value-type="float" office:value="0.140720026578906" calcext:value-type="float">
            <text:p>0.1407200265789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7:53</text:p>
          </table:table-cell>
          <table:table-cell office:value-type="float" office:value="0.156727451888019" calcext:value-type="float">
            <text:p>0.156727451888019</text:p>
          </table:table-cell>
          <table:table-cell office:value-type="float" office:value="0.12999059319384" calcext:value-type="float">
            <text:p>0.12999059319384</text:p>
          </table:table-cell>
          <table:table-cell office:value-type="float" office:value="0.140899436581068" calcext:value-type="float">
            <text:p>0.1408994365810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7:54</text:p>
          </table:table-cell>
          <table:table-cell office:value-type="float" office:value="0.153042692308747" calcext:value-type="float">
            <text:p>0.153042692308747</text:p>
          </table:table-cell>
          <table:table-cell office:value-type="float" office:value="0.130617038085108" calcext:value-type="float">
            <text:p>0.130617038085108</text:p>
          </table:table-cell>
          <table:table-cell office:value-type="float" office:value="0.140860097510826" calcext:value-type="float">
            <text:p>0.1408600975108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7:55</text:p>
          </table:table-cell>
          <table:table-cell office:value-type="float" office:value="0.152333396951365" calcext:value-type="float">
            <text:p>0.152333396951365</text:p>
          </table:table-cell>
          <table:table-cell office:value-type="float" office:value="0.130026355984969" calcext:value-type="float">
            <text:p>0.130026355984969</text:p>
          </table:table-cell>
          <table:table-cell office:value-type="float" office:value="0.141021626117423" calcext:value-type="float">
            <text:p>0.1410216261174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7:56</text:p>
          </table:table-cell>
          <table:table-cell office:value-type="float" office:value="0.152579564163633" calcext:value-type="float">
            <text:p>0.152579564163633</text:p>
          </table:table-cell>
          <table:table-cell office:value-type="float" office:value="0.130052582031796" calcext:value-type="float">
            <text:p>0.130052582031796</text:p>
          </table:table-cell>
          <table:table-cell office:value-type="float" office:value="0.140839831929187" calcext:value-type="float">
            <text:p>0.1408398319291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7:58</text:p>
          </table:table-cell>
          <table:table-cell office:value-type="float" office:value="0.156700033748154" calcext:value-type="float">
            <text:p>0.156700033748154</text:p>
          </table:table-cell>
          <table:table-cell office:value-type="float" office:value="0.131253019720676" calcext:value-type="float">
            <text:p>0.131253019720676</text:p>
          </table:table-cell>
          <table:table-cell office:value-type="float" office:value="0.140982883093701" calcext:value-type="float">
            <text:p>0.1409828830937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7:59</text:p>
          </table:table-cell>
          <table:table-cell office:value-type="float" office:value="0.156308431185297" calcext:value-type="float">
            <text:p>0.156308431185297</text:p>
          </table:table-cell>
          <table:table-cell office:value-type="float" office:value="0.131288782511804" calcext:value-type="float">
            <text:p>0.131288782511804</text:p>
          </table:table-cell>
          <table:table-cell office:value-type="float" office:value="0.141223685887299" calcext:value-type="float">
            <text:p>0.1412236858872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8:00</text:p>
          </table:table-cell>
          <table:table-cell office:value-type="float" office:value="0.151461380894349" calcext:value-type="float">
            <text:p>0.151461380894349</text:p>
          </table:table-cell>
          <table:table-cell office:value-type="float" office:value="0.12916030039314" calcext:value-type="float">
            <text:p>0.12916030039314</text:p>
          </table:table-cell>
          <table:table-cell office:value-type="float" office:value="0.141168849607569" calcext:value-type="float">
            <text:p>0.1411688496075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8:01</text:p>
          </table:table-cell>
          <table:table-cell office:value-type="float" office:value="0.151045340424221" calcext:value-type="float">
            <text:p>0.151045340424221</text:p>
          </table:table-cell>
          <table:table-cell office:value-type="float" office:value="0.129346862953527" calcext:value-type="float">
            <text:p>0.129346862953527</text:p>
          </table:table-cell>
          <table:table-cell office:value-type="float" office:value="0.141065733559815" calcext:value-type="float">
            <text:p>0.1410657335598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8:02</text:p>
          </table:table-cell>
          <table:table-cell office:value-type="float" office:value="0.154632348374408" calcext:value-type="float">
            <text:p>0.154632348374408</text:p>
          </table:table-cell>
          <table:table-cell office:value-type="float" office:value="0.131447330885807" calcext:value-type="float">
            <text:p>0.131447330885807</text:p>
          </table:table-cell>
          <table:table-cell office:value-type="float" office:value="0.141004340768378" calcext:value-type="float">
            <text:p>0.1410043407683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8:04</text:p>
          </table:table-cell>
          <table:table-cell office:value-type="float" office:value="0.15638710932578" calcext:value-type="float">
            <text:p>0.15638710932578</text:p>
          </table:table-cell>
          <table:table-cell office:value-type="float" office:value="0.135398523258987" calcext:value-type="float">
            <text:p>0.135398523258987</text:p>
          </table:table-cell>
          <table:table-cell office:value-type="float" office:value="0.140762941928261" calcext:value-type="float">
            <text:p>0.1407629419282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8:05</text:p>
          </table:table-cell>
          <table:table-cell office:value-type="float" office:value="0.151625293687021" calcext:value-type="float">
            <text:p>0.151625293687021</text:p>
          </table:table-cell>
          <table:table-cell office:value-type="float" office:value="0.129586473654088" calcext:value-type="float">
            <text:p>0.129586473654088</text:p>
          </table:table-cell>
          <table:table-cell office:value-type="float" office:value="0.141620056822307" calcext:value-type="float">
            <text:p>0.1416200568223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8:06</text:p>
          </table:table-cell>
          <table:table-cell office:value-type="float" office:value="0.156278032812838" calcext:value-type="float">
            <text:p>0.156278032812838</text:p>
          </table:table-cell>
          <table:table-cell office:value-type="float" office:value="0.129719392027782" calcext:value-type="float">
            <text:p>0.129719392027782</text:p>
          </table:table-cell>
          <table:table-cell office:value-type="float" office:value="0.141068713792409" calcext:value-type="float">
            <text:p>0.1410687137924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8:07</text:p>
          </table:table-cell>
          <table:table-cell office:value-type="float" office:value="0.155207533265058" calcext:value-type="float">
            <text:p>0.155207533265058</text:p>
          </table:table-cell>
          <table:table-cell office:value-type="float" office:value="0.128746644109087" calcext:value-type="float">
            <text:p>0.128746644109087</text:p>
          </table:table-cell>
          <table:table-cell office:value-type="float" office:value="0.140978710768069" calcext:value-type="float">
            <text:p>0.1409787107680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8:08</text:p>
          </table:table-cell>
          <table:table-cell office:value-type="float" office:value="0.155197400474238" calcext:value-type="float">
            <text:p>0.155197400474238</text:p>
          </table:table-cell>
          <table:table-cell office:value-type="float" office:value="0.130029336217563" calcext:value-type="float">
            <text:p>0.130029336217563</text:p>
          </table:table-cell>
          <table:table-cell office:value-type="float" office:value="0.140697376811192" calcext:value-type="float">
            <text:p>0.1406973768111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8:10</text:p>
          </table:table-cell>
          <table:table-cell office:value-type="float" office:value="0.150731223908809" calcext:value-type="float">
            <text:p>0.150731223908809</text:p>
          </table:table-cell>
          <table:table-cell office:value-type="float" office:value="0.128183380148814" calcext:value-type="float">
            <text:p>0.128183380148814</text:p>
          </table:table-cell>
          <table:table-cell office:value-type="float" office:value="0.141017453791792" calcext:value-type="float">
            <text:p>0.1410174537917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8:11</text:p>
          </table:table-cell>
          <table:table-cell office:value-type="float" office:value="0.156230349091333" calcext:value-type="float">
            <text:p>0.156230349091333</text:p>
          </table:table-cell>
          <table:table-cell office:value-type="float" office:value="0.128349081081042" calcext:value-type="float">
            <text:p>0.128349081081042</text:p>
          </table:table-cell>
          <table:table-cell office:value-type="float" office:value="0.141826884964333" calcext:value-type="float">
            <text:p>0.1418268849643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8:12</text:p>
          </table:table-cell>
          <table:table-cell office:value-type="float" office:value="0.151790398572731" calcext:value-type="float">
            <text:p>0.151790398572731</text:p>
          </table:table-cell>
          <table:table-cell office:value-type="float" office:value="0.129489914118041" calcext:value-type="float">
            <text:p>0.129489914118041</text:p>
          </table:table-cell>
          <table:table-cell office:value-type="float" office:value="0.14197828078011" calcext:value-type="float">
            <text:p>0.141978280780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8:13</text:p>
          </table:table-cell>
          <table:table-cell office:value-type="float" office:value="0.152523535790865" calcext:value-type="float">
            <text:p>0.152523535790865</text:p>
          </table:table-cell>
          <table:table-cell office:value-type="float" office:value="0.128765121551171" calcext:value-type="float">
            <text:p>0.128765121551171</text:p>
          </table:table-cell>
          <table:table-cell office:value-type="float" office:value="0.141840594034266" calcext:value-type="float">
            <text:p>0.1418405940342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8:14</text:p>
          </table:table-cell>
          <table:table-cell office:value-type="float" office:value="0.155840534668033" calcext:value-type="float">
            <text:p>0.155840534668033</text:p>
          </table:table-cell>
          <table:table-cell office:value-type="float" office:value="0.129966751333088" calcext:value-type="float">
            <text:p>0.129966751333088</text:p>
          </table:table-cell>
          <table:table-cell office:value-type="float" office:value="0.142085569153496" calcext:value-type="float">
            <text:p>0.1420855691534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8:16</text:p>
          </table:table-cell>
          <table:table-cell office:value-type="float" office:value="0.151652115780367" calcext:value-type="float">
            <text:p>0.151652115780367</text:p>
          </table:table-cell>
          <table:table-cell office:value-type="float" office:value="0.13092579018185" calcext:value-type="float">
            <text:p>0.13092579018185</text:p>
          </table:table-cell>
          <table:table-cell office:value-type="float" office:value="0.141937749616832" calcext:value-type="float">
            <text:p>0.1419377496168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8:17</text:p>
          </table:table-cell>
          <table:table-cell office:value-type="float" office:value="0.150658506233514" calcext:value-type="float">
            <text:p>0.150658506233514</text:p>
          </table:table-cell>
          <table:table-cell office:value-type="float" office:value="0.128889695273601" calcext:value-type="float">
            <text:p>0.128889695273601</text:p>
          </table:table-cell>
          <table:table-cell office:value-type="float" office:value="0.142161267061385" calcext:value-type="float">
            <text:p>0.1421612670613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8:18</text:p>
          </table:table-cell>
          <table:table-cell office:value-type="float" office:value="0.15411617208912" calcext:value-type="float">
            <text:p>0.15411617208912</text:p>
          </table:table-cell>
          <table:table-cell office:value-type="float" office:value="0.130192652963716" calcext:value-type="float">
            <text:p>0.130192652963716</text:p>
          </table:table-cell>
          <table:table-cell office:value-type="float" office:value="0.141812579847882" calcext:value-type="float">
            <text:p>0.1418125798478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8:19</text:p>
          </table:table-cell>
          <table:table-cell office:value-type="float" office:value="0.154079217204954" calcext:value-type="float">
            <text:p>0.154079217204954</text:p>
          </table:table-cell>
          <table:table-cell office:value-type="float" office:value="0.129096523415628" calcext:value-type="float">
            <text:p>0.129096523415628</text:p>
          </table:table-cell>
          <table:table-cell office:value-type="float" office:value="0.141677873334631" calcext:value-type="float">
            <text:p>0.1416778733346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8:20</text:p>
          </table:table-cell>
          <table:table-cell office:value-type="float" office:value="0.155313033498887" calcext:value-type="float">
            <text:p>0.155313033498887</text:p>
          </table:table-cell>
          <table:table-cell office:value-type="float" office:value="0.128321066894658" calcext:value-type="float">
            <text:p>0.128321066894658</text:p>
          </table:table-cell>
          <table:table-cell office:value-type="float" office:value="0.14205874706015" calcext:value-type="float">
            <text:p>0.142058747060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8:21</text:p>
          </table:table-cell>
          <table:table-cell office:value-type="float" office:value="0.154240745811551" calcext:value-type="float">
            <text:p>0.154240745811551</text:p>
          </table:table-cell>
          <table:table-cell office:value-type="float" office:value="0.128988042949205" calcext:value-type="float">
            <text:p>0.128988042949205</text:p>
          </table:table-cell>
          <table:table-cell office:value-type="float" office:value="0.141701119148865" calcext:value-type="float">
            <text:p>0.1417011191488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8:23</text:p>
          </table:table-cell>
          <table:table-cell office:value-type="float" office:value="0.151247400194097" calcext:value-type="float">
            <text:p>0.151247400194097</text:p>
          </table:table-cell>
          <table:table-cell office:value-type="float" office:value="0.130328551570004" calcext:value-type="float">
            <text:p>0.130328551570004</text:p>
          </table:table-cell>
          <table:table-cell office:value-type="float" office:value="0.141966359849734" calcext:value-type="float">
            <text:p>0.1419663598497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8:24</text:p>
          </table:table-cell>
          <table:table-cell office:value-type="float" office:value="0.150591152976889" calcext:value-type="float">
            <text:p>0.150591152976889</text:p>
          </table:table-cell>
          <table:table-cell office:value-type="float" office:value="0.128266826661447" calcext:value-type="float">
            <text:p>0.128266826661447</text:p>
          </table:table-cell>
          <table:table-cell office:value-type="float" office:value="0.142162459154422" calcext:value-type="float">
            <text:p>0.1421624591544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8:25</text:p>
          </table:table-cell>
          <table:table-cell office:value-type="float" office:value="0.155851263505371" calcext:value-type="float">
            <text:p>0.155851263505371</text:p>
          </table:table-cell>
          <table:table-cell office:value-type="float" office:value="0.129545942490809" calcext:value-type="float">
            <text:p>0.129545942490809</text:p>
          </table:table-cell>
          <table:table-cell office:value-type="float" office:value="0.142198817992069" calcext:value-type="float">
            <text:p>0.1421988179920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8:26</text:p>
          </table:table-cell>
          <table:table-cell office:value-type="float" office:value="0.154740232794313" calcext:value-type="float">
            <text:p>0.154740232794313</text:p>
          </table:table-cell>
          <table:table-cell office:value-type="float" office:value="0.128716245736628" calcext:value-type="float">
            <text:p>0.128716245736628</text:p>
          </table:table-cell>
          <table:table-cell office:value-type="float" office:value="0.142104046595579" calcext:value-type="float">
            <text:p>0.1421040465955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8:27</text:p>
          </table:table-cell>
          <table:table-cell office:value-type="float" office:value="0.151265281589661" calcext:value-type="float">
            <text:p>0.151265281589661</text:p>
          </table:table-cell>
          <table:table-cell office:value-type="float" office:value="0.129857674820146" calcext:value-type="float">
            <text:p>0.129857674820146</text:p>
          </table:table-cell>
          <table:table-cell office:value-type="float" office:value="0.142329948226207" calcext:value-type="float">
            <text:p>0.1423299482262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8:29</text:p>
          </table:table-cell>
          <table:table-cell office:value-type="float" office:value="0.156716127004162" calcext:value-type="float">
            <text:p>0.156716127004162</text:p>
          </table:table-cell>
          <table:table-cell office:value-type="float" office:value="0.129918471565064" calcext:value-type="float">
            <text:p>0.129918471565064</text:p>
          </table:table-cell>
          <table:table-cell office:value-type="float" office:value="0.142198817992069" calcext:value-type="float">
            <text:p>0.1421988179920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8:30</text:p>
          </table:table-cell>
          <table:table-cell office:value-type="float" office:value="0.156119484438835" calcext:value-type="float">
            <text:p>0.156119484438835</text:p>
          </table:table-cell>
          <table:table-cell office:value-type="float" office:value="0.129606739235728" calcext:value-type="float">
            <text:p>0.129606739235728</text:p>
          </table:table-cell>
          <table:table-cell office:value-type="float" office:value="0.142187493108212" calcext:value-type="float">
            <text:p>0.1421874931082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8:31</text:p>
          </table:table-cell>
          <table:table-cell office:value-type="float" office:value="0.155417341639679" calcext:value-type="float">
            <text:p>0.155417341639679</text:p>
          </table:table-cell>
          <table:table-cell office:value-type="float" office:value="0.130383983896254" calcext:value-type="float">
            <text:p>0.130383983896254</text:p>
          </table:table-cell>
          <table:table-cell office:value-type="float" office:value="0.141905563104816" calcext:value-type="float">
            <text:p>0.1419055631048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8:32</text:p>
          </table:table-cell>
          <table:table-cell office:value-type="float" office:value="0.15165092368733" calcext:value-type="float">
            <text:p>0.15165092368733</text:p>
          </table:table-cell>
          <table:table-cell office:value-type="float" office:value="0.129951254123599" calcext:value-type="float">
            <text:p>0.129951254123599</text:p>
          </table:table-cell>
          <table:table-cell office:value-type="float" office:value="0.142571347066325" calcext:value-type="float">
            <text:p>0.1425713470663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8:33</text:p>
          </table:table-cell>
          <table:table-cell office:value-type="float" office:value="0.152787584398697" calcext:value-type="float">
            <text:p>0.152787584398697</text:p>
          </table:table-cell>
          <table:table-cell office:value-type="float" office:value="0.130342260639937" calcext:value-type="float">
            <text:p>0.130342260639937</text:p>
          </table:table-cell>
          <table:table-cell office:value-type="float" office:value="0.142315047063237" calcext:value-type="float">
            <text:p>0.1423150470632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8:34</text:p>
          </table:table-cell>
          <table:table-cell office:value-type="float" office:value="0.153478998360514" calcext:value-type="float">
            <text:p>0.153478998360514</text:p>
          </table:table-cell>
          <table:table-cell office:value-type="float" office:value="0.129856482727108" calcext:value-type="float">
            <text:p>0.129856482727108</text:p>
          </table:table-cell>
          <table:table-cell office:value-type="float" office:value="0.142212527062002" calcext:value-type="float">
            <text:p>0.1422125270620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8:36</text:p>
          </table:table-cell>
          <table:table-cell office:value-type="float" office:value="0.155172366520448" calcext:value-type="float">
            <text:p>0.155172366520448</text:p>
          </table:table-cell>
          <table:table-cell office:value-type="float" office:value="0.12921036830072" calcext:value-type="float">
            <text:p>0.12921036830072</text:p>
          </table:table-cell>
          <table:table-cell office:value-type="float" office:value="0.142257230550913" calcext:value-type="float">
            <text:p>0.1422572305509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8:37</text:p>
          </table:table-cell>
          <table:table-cell office:value-type="float" office:value="0.151217597868156" calcext:value-type="float">
            <text:p>0.151217597868156</text:p>
          </table:table-cell>
          <table:table-cell office:value-type="float" office:value="0.128079668054541" calcext:value-type="float">
            <text:p>0.128079668054541</text:p>
          </table:table-cell>
          <table:table-cell office:value-type="float" office:value="0.142996924280754" calcext:value-type="float">
            <text:p>0.1429969242807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8:38</text:p>
          </table:table-cell>
          <table:table-cell office:value-type="float" office:value="0.156369227930215" calcext:value-type="float">
            <text:p>0.156369227930215</text:p>
          </table:table-cell>
          <table:table-cell office:value-type="float" office:value="0.12979568598219" calcext:value-type="float">
            <text:p>0.12979568598219</text:p>
          </table:table-cell>
          <table:table-cell office:value-type="float" office:value="0.142784135673539" calcext:value-type="float">
            <text:p>0.1427841356735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8:39</text:p>
          </table:table-cell>
          <table:table-cell office:value-type="float" office:value="0.151423829963664" calcext:value-type="float">
            <text:p>0.151423829963664</text:p>
          </table:table-cell>
          <table:table-cell office:value-type="float" office:value="0.130585447619611" calcext:value-type="float">
            <text:p>0.130585447619611</text:p>
          </table:table-cell>
          <table:table-cell office:value-type="float" office:value="0.142630355671687" calcext:value-type="float">
            <text:p>0.1426303556716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8:40</text:p>
          </table:table-cell>
          <table:table-cell office:value-type="float" office:value="0.151940602295471" calcext:value-type="float">
            <text:p>0.151940602295471</text:p>
          </table:table-cell>
          <table:table-cell office:value-type="float" office:value="0.12898029434446" calcext:value-type="float">
            <text:p>0.12898029434446</text:p>
          </table:table-cell>
          <table:table-cell office:value-type="float" office:value="0.142499225437549" calcext:value-type="float">
            <text:p>0.1424992254375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8:42</text:p>
          </table:table-cell>
          <table:table-cell office:value-type="float" office:value="0.154253858834965" calcext:value-type="float">
            <text:p>0.154253858834965</text:p>
          </table:table-cell>
          <table:table-cell office:value-type="float" office:value="0.129005924344769" calcext:value-type="float">
            <text:p>0.129005924344769</text:p>
          </table:table-cell>
          <table:table-cell office:value-type="float" office:value="0.142047422176292" calcext:value-type="float">
            <text:p>0.1420474221762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8:43</text:p>
          </table:table-cell>
          <table:table-cell office:value-type="float" office:value="0.151247400194097" calcext:value-type="float">
            <text:p>0.151247400194097</text:p>
          </table:table-cell>
          <table:table-cell office:value-type="float" office:value="0.130253449708635" calcext:value-type="float">
            <text:p>0.130253449708635</text:p>
          </table:table-cell>
          <table:table-cell office:value-type="float" office:value="0.142149346131008" calcext:value-type="float">
            <text:p>0.1421493461310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8:44</text:p>
          </table:table-cell>
          <table:table-cell office:value-type="float" office:value="0.155782718155708" calcext:value-type="float">
            <text:p>0.155782718155708</text:p>
          </table:table-cell>
          <table:table-cell office:value-type="float" office:value="0.128929034343843" calcext:value-type="float">
            <text:p>0.128929034343843</text:p>
          </table:table-cell>
          <table:table-cell office:value-type="float" office:value="0.141971128221885" calcext:value-type="float">
            <text:p>0.1419711282218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8:45</text:p>
          </table:table-cell>
          <table:table-cell office:value-type="float" office:value="0.151096004378319" calcext:value-type="float">
            <text:p>0.151096004378319</text:p>
          </table:table-cell>
          <table:table-cell office:value-type="float" office:value="0.128976718065347" calcext:value-type="float">
            <text:p>0.128976718065347</text:p>
          </table:table-cell>
          <table:table-cell office:value-type="float" office:value="0.142589824508408" calcext:value-type="float">
            <text:p>0.1425898245084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8:46</text:p>
          </table:table-cell>
          <table:table-cell office:value-type="float" office:value="0.152311343230169" calcext:value-type="float">
            <text:p>0.152311343230169</text:p>
          </table:table-cell>
          <table:table-cell office:value-type="float" office:value="0.129449979001281" calcext:value-type="float">
            <text:p>0.129449979001281</text:p>
          </table:table-cell>
          <table:table-cell office:value-type="float" office:value="0.141972916361441" calcext:value-type="float">
            <text:p>0.1419729163614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8:48</text:p>
          </table:table-cell>
          <table:table-cell office:value-type="float" office:value="0.151198524379554" calcext:value-type="float">
            <text:p>0.151198524379554</text:p>
          </table:table-cell>
          <table:table-cell office:value-type="float" office:value="0.129329577604482" calcext:value-type="float">
            <text:p>0.129329577604482</text:p>
          </table:table-cell>
          <table:table-cell office:value-type="float" office:value="0.142285840783815" calcext:value-type="float">
            <text:p>0.1422858407838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8:49</text:p>
          </table:table-cell>
          <table:table-cell office:value-type="float" office:value="0.156841296773111" calcext:value-type="float">
            <text:p>0.156841296773111</text:p>
          </table:table-cell>
          <table:table-cell office:value-type="float" office:value="0.129804030633453" calcext:value-type="float">
            <text:p>0.129804030633453</text:p>
          </table:table-cell>
          <table:table-cell office:value-type="float" office:value="0.142087953339571" calcext:value-type="float">
            <text:p>0.1420879533395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8:50</text:p>
          </table:table-cell>
          <table:table-cell office:value-type="float" office:value="0.151618737175314" calcext:value-type="float">
            <text:p>0.151618737175314</text:p>
          </table:table-cell>
          <table:table-cell office:value-type="float" office:value="0.130497828781346" calcext:value-type="float">
            <text:p>0.130497828781346</text:p>
          </table:table-cell>
          <table:table-cell office:value-type="float" office:value="0.142948048466211" calcext:value-type="float">
            <text:p>0.1429480484662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8:51</text:p>
          </table:table-cell>
          <table:table-cell office:value-type="float" office:value="0.15191079996953" calcext:value-type="float">
            <text:p>0.15191079996953</text:p>
          </table:table-cell>
          <table:table-cell office:value-type="float" office:value="0.130682007155658" calcext:value-type="float">
            <text:p>0.130682007155658</text:p>
          </table:table-cell>
          <table:table-cell office:value-type="float" office:value="0.143022554281062" calcext:value-type="float">
            <text:p>0.1430225542810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8:52</text:p>
          </table:table-cell>
          <table:table-cell office:value-type="float" office:value="0.15394629883126" calcext:value-type="float">
            <text:p>0.15394629883126</text:p>
          </table:table-cell>
          <table:table-cell office:value-type="float" office:value="0.131701842749339" calcext:value-type="float">
            <text:p>0.131701842749339</text:p>
          </table:table-cell>
          <table:table-cell office:value-type="float" office:value="0.142980831024746" calcext:value-type="float">
            <text:p>0.1429808310247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8:53</text:p>
          </table:table-cell>
          <table:table-cell office:value-type="float" office:value="0.153567809291817" calcext:value-type="float">
            <text:p>0.153567809291817</text:p>
          </table:table-cell>
          <table:table-cell office:value-type="float" office:value="0.131647006469608" calcext:value-type="float">
            <text:p>0.131647006469608</text:p>
          </table:table-cell>
          <table:table-cell office:value-type="float" office:value="0.142966525908294" calcext:value-type="float">
            <text:p>0.1429665259082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8:55</text:p>
          </table:table-cell>
          <table:table-cell office:value-type="float" office:value="0.157549400037456" calcext:value-type="float">
            <text:p>0.157549400037456</text:p>
          </table:table-cell>
          <table:table-cell office:value-type="float" office:value="0.130964533205573" calcext:value-type="float">
            <text:p>0.130964533205573</text:p>
          </table:table-cell>
          <table:table-cell office:value-type="float" office:value="0.142839567999788" calcext:value-type="float">
            <text:p>0.1428395679997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8:56</text:p>
          </table:table-cell>
          <table:table-cell office:value-type="float" office:value="0.151836890201198" calcext:value-type="float">
            <text:p>0.151836890201198</text:p>
          </table:table-cell>
          <table:table-cell office:value-type="float" office:value="0.130651608783198" calcext:value-type="float">
            <text:p>0.130651608783198</text:p>
          </table:table-cell>
          <table:table-cell office:value-type="float" office:value="0.143222825911382" calcext:value-type="float">
            <text:p>0.1432228259113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8:57</text:p>
          </table:table-cell>
          <table:table-cell office:value-type="float" office:value="0.15311600603056" calcext:value-type="float">
            <text:p>0.15311600603056</text:p>
          </table:table-cell>
          <table:table-cell office:value-type="float" office:value="0.130872742041676" calcext:value-type="float">
            <text:p>0.130872742041676</text:p>
          </table:table-cell>
          <table:table-cell office:value-type="float" office:value="0.142902152884263" calcext:value-type="float">
            <text:p>0.1429021528842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8:58</text:p>
          </table:table-cell>
          <table:table-cell office:value-type="float" office:value="0.151572841593366" calcext:value-type="float">
            <text:p>0.151572841593366</text:p>
          </table:table-cell>
          <table:table-cell office:value-type="float" office:value="0.130146161335249" calcext:value-type="float">
            <text:p>0.130146161335249</text:p>
          </table:table-cell>
          <table:table-cell office:value-type="float" office:value="0.143278258237631" calcext:value-type="float">
            <text:p>0.1432782582376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8:59</text:p>
          </table:table-cell>
          <table:table-cell office:value-type="float" office:value="0.15316130556599" calcext:value-type="float">
            <text:p>0.15316130556599</text:p>
          </table:table-cell>
          <table:table-cell office:value-type="float" office:value="0.130007878542886" calcext:value-type="float">
            <text:p>0.130007878542886</text:p>
          </table:table-cell>
          <table:table-cell office:value-type="float" office:value="0.143170373817727" calcext:value-type="float">
            <text:p>0.1431703738177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9:01</text:p>
          </table:table-cell>
          <table:table-cell office:value-type="float" office:value="0.151485222755101" calcext:value-type="float">
            <text:p>0.151485222755101</text:p>
          </table:table-cell>
          <table:table-cell office:value-type="float" office:value="0.130343452732975" calcext:value-type="float">
            <text:p>0.130343452732975</text:p>
          </table:table-cell>
          <table:table-cell office:value-type="float" office:value="0.143184082887659" calcext:value-type="float">
            <text:p>0.1431840828876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9:02</text:p>
          </table:table-cell>
          <table:table-cell office:value-type="float" office:value="0.151737946479076" calcext:value-type="float">
            <text:p>0.151737946479076</text:p>
          </table:table-cell>
          <table:table-cell office:value-type="float" office:value="0.129560247607261" calcext:value-type="float">
            <text:p>0.129560247607261</text:p>
          </table:table-cell>
          <table:table-cell office:value-type="float" office:value="0.142975466606077" calcext:value-type="float">
            <text:p>0.1429754666060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9:03</text:p>
          </table:table-cell>
          <table:table-cell office:value-type="float" office:value="0.151823181131265" calcext:value-type="float">
            <text:p>0.151823181131265</text:p>
          </table:table-cell>
          <table:table-cell office:value-type="float" office:value="0.130880490646421" calcext:value-type="float">
            <text:p>0.130880490646421</text:p>
          </table:table-cell>
          <table:table-cell office:value-type="float" office:value="0.142754929394118" calcext:value-type="float">
            <text:p>0.1427549293941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9:04</text:p>
          </table:table-cell>
          <table:table-cell office:value-type="float" office:value="0.157138127939478" calcext:value-type="float">
            <text:p>0.157138127939478</text:p>
          </table:table-cell>
          <table:table-cell office:value-type="float" office:value="0.130681411109139" calcext:value-type="float">
            <text:p>0.130681411109139</text:p>
          </table:table-cell>
          <table:table-cell office:value-type="float" office:value="0.142798440789991" calcext:value-type="float">
            <text:p>0.1427984407899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9:05</text:p>
          </table:table-cell>
          <table:table-cell office:value-type="float" office:value="0.156890768634173" calcext:value-type="float">
            <text:p>0.156890768634173</text:p>
          </table:table-cell>
          <table:table-cell office:value-type="float" office:value="0.130315438546591" calcext:value-type="float">
            <text:p>0.130315438546591</text:p>
          </table:table-cell>
          <table:table-cell office:value-type="float" office:value="0.142745392649817" calcext:value-type="float">
            <text:p>0.1427453926498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9:07</text:p>
          </table:table-cell>
          <table:table-cell office:value-type="float" office:value="0.152566451140219" calcext:value-type="float">
            <text:p>0.152566451140219</text:p>
          </table:table-cell>
          <table:table-cell office:value-type="float" office:value="0.131611839724998" calcext:value-type="float">
            <text:p>0.131611839724998</text:p>
          </table:table-cell>
          <table:table-cell office:value-type="float" office:value="0.143042819862702" calcext:value-type="float">
            <text:p>0.1430428198627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9:08</text:p>
          </table:table-cell>
          <table:table-cell office:value-type="float" office:value="0.153296608125759" calcext:value-type="float">
            <text:p>0.153296608125759</text:p>
          </table:table-cell>
          <table:table-cell office:value-type="float" office:value="0.131503359258575" calcext:value-type="float">
            <text:p>0.131503359258575</text:p>
          </table:table-cell>
          <table:table-cell office:value-type="float" office:value="0.142875330790917" calcext:value-type="float">
            <text:p>0.1428753307909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9:09</text:p>
          </table:table-cell>
          <table:table-cell office:value-type="float" office:value="0.15695692979776" calcext:value-type="float">
            <text:p>0.15695692979776</text:p>
          </table:table-cell>
          <table:table-cell office:value-type="float" office:value="0.130313054360515" calcext:value-type="float">
            <text:p>0.130313054360515</text:p>
          </table:table-cell>
          <table:table-cell office:value-type="float" office:value="0.14301897800195" calcext:value-type="float">
            <text:p>0.143018978001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9:10</text:p>
          </table:table-cell>
          <table:table-cell office:value-type="float" office:value="0.151836294154679" calcext:value-type="float">
            <text:p>0.151836294154679</text:p>
          </table:table-cell>
          <table:table-cell office:value-type="float" office:value="0.131246463208969" calcext:value-type="float">
            <text:p>0.131246463208969</text:p>
          </table:table-cell>
          <table:table-cell office:value-type="float" office:value="0.143014209629799" calcext:value-type="float">
            <text:p>0.1430142096297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9:11</text:p>
          </table:table-cell>
          <table:table-cell office:value-type="float" office:value="0.153148192542576" calcext:value-type="float">
            <text:p>0.153148192542576</text:p>
          </table:table-cell>
          <table:table-cell office:value-type="float" office:value="0.130929962507482" calcext:value-type="float">
            <text:p>0.130929962507482</text:p>
          </table:table-cell>
          <table:table-cell office:value-type="float" office:value="0.143291371261045" calcext:value-type="float">
            <text:p>0.1432913712610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9:13</text:p>
          </table:table-cell>
          <table:table-cell office:value-type="float" office:value="0.157142896311628" calcext:value-type="float">
            <text:p>0.157142896311628</text:p>
          </table:table-cell>
          <table:table-cell office:value-type="float" office:value="0.130754724830952" calcext:value-type="float">
            <text:p>0.130754724830952</text:p>
          </table:table-cell>
          <table:table-cell office:value-type="float" office:value="0.143344419401219" calcext:value-type="float">
            <text:p>0.1433444194012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9:14</text:p>
          </table:table-cell>
          <table:table-cell office:value-type="float" office:value="0.151829737642972" calcext:value-type="float">
            <text:p>0.151829737642972</text:p>
          </table:table-cell>
          <table:table-cell office:value-type="float" office:value="0.130568758317084" calcext:value-type="float">
            <text:p>0.130568758317084</text:p>
          </table:table-cell>
          <table:table-cell office:value-type="float" office:value="0.143987553595013" calcext:value-type="float">
            <text:p>0.1439875535950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9:15</text:p>
          </table:table-cell>
          <table:table-cell office:value-type="float" office:value="0.152183193228625" calcext:value-type="float">
            <text:p>0.152183193228625</text:p>
          </table:table-cell>
          <table:table-cell office:value-type="float" office:value="0.13078571924993" calcext:value-type="float">
            <text:p>0.13078571924993</text:p>
          </table:table-cell>
          <table:table-cell office:value-type="float" office:value="0.143962519641223" calcext:value-type="float">
            <text:p>0.1439625196412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9:16</text:p>
          </table:table-cell>
          <table:table-cell office:value-type="float" office:value="0.152688044630056" calcext:value-type="float">
            <text:p>0.152688044630056</text:p>
          </table:table-cell>
          <table:table-cell office:value-type="float" office:value="0.131237522511187" calcext:value-type="float">
            <text:p>0.131237522511187</text:p>
          </table:table-cell>
          <table:table-cell office:value-type="float" office:value="0.144022124293104" calcext:value-type="float">
            <text:p>0.1440221242931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9:17</text:p>
          </table:table-cell>
          <table:table-cell office:value-type="float" office:value="0.157398600268197" calcext:value-type="float">
            <text:p>0.157398600268197</text:p>
          </table:table-cell>
          <table:table-cell office:value-type="float" office:value="0.131742969959136" calcext:value-type="float">
            <text:p>0.131742969959136</text:p>
          </table:table-cell>
          <table:table-cell office:value-type="float" office:value="0.143681185684345" calcext:value-type="float">
            <text:p>0.1436811856843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9:19</text:p>
          </table:table-cell>
          <table:table-cell office:value-type="float" office:value="0.154050606972051" calcext:value-type="float">
            <text:p>0.154050606972051</text:p>
          </table:table-cell>
          <table:table-cell office:value-type="float" office:value="0.131182686231457" calcext:value-type="float">
            <text:p>0.131182686231457</text:p>
          </table:table-cell>
          <table:table-cell office:value-type="float" office:value="0.143501775682184" calcext:value-type="float">
            <text:p>0.1435017756821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9:20</text:p>
          </table:table-cell>
          <table:table-cell office:value-type="float" office:value="0.152648705559815" calcext:value-type="float">
            <text:p>0.152648705559815</text:p>
          </table:table-cell>
          <table:table-cell office:value-type="float" office:value="0.131639257864864" calcext:value-type="float">
            <text:p>0.131639257864864</text:p>
          </table:table-cell>
          <table:table-cell office:value-type="float" office:value="0.143879669175109" calcext:value-type="float">
            <text:p>0.1438796691751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9:21</text:p>
          </table:table-cell>
          <table:table-cell office:value-type="float" office:value="0.154569167443415" calcext:value-type="float">
            <text:p>0.154569167443415</text:p>
          </table:table-cell>
          <table:table-cell office:value-type="float" office:value="0.132172123452678" calcext:value-type="float">
            <text:p>0.132172123452678</text:p>
          </table:table-cell>
          <table:table-cell office:value-type="float" office:value="0.1442438535981" calcext:value-type="float">
            <text:p>0.14424385359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9:22</text:p>
          </table:table-cell>
          <table:table-cell office:value-type="float" office:value="0.156431216768171" calcext:value-type="float">
            <text:p>0.156431216768171</text:p>
          </table:table-cell>
          <table:table-cell office:value-type="float" office:value="0.130372659012396" calcext:value-type="float">
            <text:p>0.130372659012396</text:p>
          </table:table-cell>
          <table:table-cell office:value-type="float" office:value="0.144164579411099" calcext:value-type="float">
            <text:p>0.1441645794110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9:23</text:p>
          </table:table-cell>
          <table:table-cell office:value-type="float" office:value="0.151960271830591" calcext:value-type="float">
            <text:p>0.151960271830591</text:p>
          </table:table-cell>
          <table:table-cell office:value-type="float" office:value="0.131958738798945" calcext:value-type="float">
            <text:p>0.131958738798945</text:p>
          </table:table-cell>
          <table:table-cell office:value-type="float" office:value="0.144068019875052" calcext:value-type="float">
            <text:p>0.1440680198750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9:24</text:p>
          </table:table-cell>
          <table:table-cell office:value-type="float" office:value="0.152407902766216" calcext:value-type="float">
            <text:p>0.152407902766216</text:p>
          </table:table-cell>
          <table:table-cell office:value-type="float" office:value="0.130566970177528" calcext:value-type="float">
            <text:p>0.130566970177528</text:p>
          </table:table-cell>
          <table:table-cell office:value-type="float" office:value="0.144061463363345" calcext:value-type="float">
            <text:p>0.1440614633633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9:26</text:p>
          </table:table-cell>
          <table:table-cell office:value-type="float" office:value="0.156909246076256" calcext:value-type="float">
            <text:p>0.156909246076256</text:p>
          </table:table-cell>
          <table:table-cell office:value-type="float" office:value="0.131000295996701" calcext:value-type="float">
            <text:p>0.131000295996701</text:p>
          </table:table-cell>
          <table:table-cell office:value-type="float" office:value="0.143805163360258" calcext:value-type="float">
            <text:p>0.1438051633602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9:27</text:p>
          </table:table-cell>
          <table:table-cell office:value-type="float" office:value="0.152258891136514" calcext:value-type="float">
            <text:p>0.152258891136514</text:p>
          </table:table-cell>
          <table:table-cell office:value-type="float" office:value="0.132353917640915" calcext:value-type="float">
            <text:p>0.132353917640915</text:p>
          </table:table-cell>
          <table:table-cell office:value-type="float" office:value="0.144165771504137" calcext:value-type="float">
            <text:p>0.1441657715041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9:28</text:p>
          </table:table-cell>
          <table:table-cell office:value-type="float" office:value="0.156019944670194" calcext:value-type="float">
            <text:p>0.156019944670194</text:p>
          </table:table-cell>
          <table:table-cell office:value-type="float" office:value="0.133516208352591" calcext:value-type="float">
            <text:p>0.133516208352591</text:p>
          </table:table-cell>
          <table:table-cell office:value-type="float" office:value="0.144160407085467" calcext:value-type="float">
            <text:p>0.1441604070854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9:29</text:p>
          </table:table-cell>
          <table:table-cell office:value-type="float" office:value="0.156605262351663" calcext:value-type="float">
            <text:p>0.156605262351663</text:p>
          </table:table-cell>
          <table:table-cell office:value-type="float" office:value="0.13119103088272" calcext:value-type="float">
            <text:p>0.13119103088272</text:p>
          </table:table-cell>
          <table:table-cell office:value-type="float" office:value="0.144214647318679" calcext:value-type="float">
            <text:p>0.1442146473186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9:30</text:p>
          </table:table-cell>
          <table:table-cell office:value-type="float" office:value="0.152150410670091" calcext:value-type="float">
            <text:p>0.152150410670091</text:p>
          </table:table-cell>
          <table:table-cell office:value-type="float" office:value="0.131092683207117" calcext:value-type="float">
            <text:p>0.131092683207117</text:p>
          </table:table-cell>
          <table:table-cell office:value-type="float" office:value="0.143858211500431" calcext:value-type="float">
            <text:p>0.1438582115004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9:32</text:p>
          </table:table-cell>
          <table:table-cell office:value-type="float" office:value="0.154166836043219" calcext:value-type="float">
            <text:p>0.154166836043219</text:p>
          </table:table-cell>
          <table:table-cell office:value-type="float" office:value="0.131787077401528" calcext:value-type="float">
            <text:p>0.131787077401528</text:p>
          </table:table-cell>
          <table:table-cell office:value-type="float" office:value="0.144335644761997" calcext:value-type="float">
            <text:p>0.1443356447619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9:33</text:p>
          </table:table-cell>
          <table:table-cell office:value-type="float" office:value="0.154808778143975" calcext:value-type="float">
            <text:p>0.154808778143975</text:p>
          </table:table-cell>
          <table:table-cell office:value-type="float" office:value="0.13125599995327" calcext:value-type="float">
            <text:p>0.13125599995327</text:p>
          </table:table-cell>
          <table:table-cell office:value-type="float" office:value="0.144051926619044" calcext:value-type="float">
            <text:p>0.1440519266190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9:34</text:p>
          </table:table-cell>
          <table:table-cell office:value-type="float" office:value="0.15175582787464" calcext:value-type="float">
            <text:p>0.15175582787464</text:p>
          </table:table-cell>
          <table:table-cell office:value-type="float" office:value="0.130808369017645" calcext:value-type="float">
            <text:p>0.130808369017645</text:p>
          </table:table-cell>
          <table:table-cell office:value-type="float" office:value="0.144230740574687" calcext:value-type="float">
            <text:p>0.1442307405746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9:35</text:p>
          </table:table-cell>
          <table:table-cell office:value-type="float" office:value="0.152162331600467" calcext:value-type="float">
            <text:p>0.152162331600467</text:p>
          </table:table-cell>
          <table:table-cell office:value-type="float" office:value="0.131074205765033" calcext:value-type="float">
            <text:p>0.131074205765033</text:p>
          </table:table-cell>
          <table:table-cell office:value-type="float" office:value="0.144317763366433" calcext:value-type="float">
            <text:p>0.1443177633664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9:36</text:p>
          </table:table-cell>
          <table:table-cell office:value-type="float" office:value="0.15222610857798" calcext:value-type="float">
            <text:p>0.15222610857798</text:p>
          </table:table-cell>
          <table:table-cell office:value-type="float" office:value="0.131852642518597" calcext:value-type="float">
            <text:p>0.131852642518597</text:p>
          </table:table-cell>
          <table:table-cell office:value-type="float" office:value="0.144674795231199" calcext:value-type="float">
            <text:p>0.1446747952311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9:38</text:p>
          </table:table-cell>
          <table:table-cell office:value-type="float" office:value="0.155060905821431" calcext:value-type="float">
            <text:p>0.155060905821431</text:p>
          </table:table-cell>
          <table:table-cell office:value-type="float" office:value="0.132495180665872" calcext:value-type="float">
            <text:p>0.132495180665872</text:p>
          </table:table-cell>
          <table:table-cell office:value-type="float" office:value="0.144567506857813" calcext:value-type="float">
            <text:p>0.1445675068578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9:39</text:p>
          </table:table-cell>
          <table:table-cell office:value-type="float" office:value="0.153285879288421" calcext:value-type="float">
            <text:p>0.153285879288421</text:p>
          </table:table-cell>
          <table:table-cell office:value-type="float" office:value="0.131562963910456" calcext:value-type="float">
            <text:p>0.131562963910456</text:p>
          </table:table-cell>
          <table:table-cell office:value-type="float" office:value="0.144795792674517" calcext:value-type="float">
            <text:p>0.1447957926745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9:40</text:p>
          </table:table-cell>
          <table:table-cell office:value-type="float" office:value="0.153520125570312" calcext:value-type="float">
            <text:p>0.153520125570312</text:p>
          </table:table-cell>
          <table:table-cell office:value-type="float" office:value="0.131514684142433" calcext:value-type="float">
            <text:p>0.131514684142433</text:p>
          </table:table-cell>
          <table:table-cell office:value-type="float" office:value="0.144379752204389" calcext:value-type="float">
            <text:p>0.1443797522043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9:41</text:p>
          </table:table-cell>
          <table:table-cell office:value-type="float" office:value="0.156925339332263" calcext:value-type="float">
            <text:p>0.156925339332263</text:p>
          </table:table-cell>
          <table:table-cell office:value-type="float" office:value="0.130394712733592" calcext:value-type="float">
            <text:p>0.130394712733592</text:p>
          </table:table-cell>
          <table:table-cell office:value-type="float" office:value="0.144233720807281" calcext:value-type="float">
            <text:p>0.1442337208072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9:42</text:p>
          </table:table-cell>
          <table:table-cell office:value-type="float" office:value="0.151930469504651" calcext:value-type="float">
            <text:p>0.151930469504651</text:p>
          </table:table-cell>
          <table:table-cell office:value-type="float" office:value="0.130863801343894" calcext:value-type="float">
            <text:p>0.130863801343894</text:p>
          </table:table-cell>
          <table:table-cell office:value-type="float" office:value="0.144799965000148" calcext:value-type="float">
            <text:p>0.1447999650001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9:43</text:p>
          </table:table-cell>
          <table:table-cell office:value-type="float" office:value="0.157344360034986" calcext:value-type="float">
            <text:p>0.157344360034986</text:p>
          </table:table-cell>
          <table:table-cell office:value-type="float" office:value="0.131889597402763" calcext:value-type="float">
            <text:p>0.131889597402763</text:p>
          </table:table-cell>
          <table:table-cell office:value-type="float" office:value="0.14454902941573" calcext:value-type="float">
            <text:p>0.144549029415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9:45</text:p>
          </table:table-cell>
          <table:table-cell office:value-type="float" office:value="0.155710000480414" calcext:value-type="float">
            <text:p>0.155710000480414</text:p>
          </table:table-cell>
          <table:table-cell office:value-type="float" office:value="0.130681411109139" calcext:value-type="float">
            <text:p>0.130681411109139</text:p>
          </table:table-cell>
          <table:table-cell office:value-type="float" office:value="0.144882815466263" calcext:value-type="float">
            <text:p>0.1448828154662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9:46</text:p>
          </table:table-cell>
          <table:table-cell office:value-type="float" office:value="0.151965040202742" calcext:value-type="float">
            <text:p>0.151965040202742</text:p>
          </table:table-cell>
          <table:table-cell office:value-type="float" office:value="0.130863205297375" calcext:value-type="float">
            <text:p>0.130863205297375</text:p>
          </table:table-cell>
          <table:table-cell office:value-type="float" office:value="0.144566314764776" calcext:value-type="float">
            <text:p>0.1445663147647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9:47</text:p>
          </table:table-cell>
          <table:table-cell office:value-type="float" office:value="0.152837056259758" calcext:value-type="float">
            <text:p>0.152837056259758</text:p>
          </table:table-cell>
          <table:table-cell office:value-type="float" office:value="0.130217090870987" calcext:value-type="float">
            <text:p>0.130217090870987</text:p>
          </table:table-cell>
          <table:table-cell office:value-type="float" office:value="0.144683139882462" calcext:value-type="float">
            <text:p>0.1446831398824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9:48</text:p>
          </table:table-cell>
          <table:table-cell office:value-type="float" office:value="0.157141108172072" calcext:value-type="float">
            <text:p>0.157141108172072</text:p>
          </table:table-cell>
          <table:table-cell office:value-type="float" office:value="0.130445376687691" calcext:value-type="float">
            <text:p>0.130445376687691</text:p>
          </table:table-cell>
          <table:table-cell office:value-type="float" office:value="0.144635456160957" calcext:value-type="float">
            <text:p>0.1446354561609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9:49</text:p>
          </table:table-cell>
          <table:table-cell office:value-type="float" office:value="0.152465719278541" calcext:value-type="float">
            <text:p>0.152465719278541</text:p>
          </table:table-cell>
          <table:table-cell office:value-type="float" office:value="0.132203117871656" calcext:value-type="float">
            <text:p>0.132203117871656</text:p>
          </table:table-cell>
          <table:table-cell office:value-type="float" office:value="0.144971626397565" calcext:value-type="float">
            <text:p>0.1449716263975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9:51</text:p>
          </table:table-cell>
          <table:table-cell office:value-type="float" office:value="0.156102199089789" calcext:value-type="float">
            <text:p>0.156102199089789</text:p>
          </table:table-cell>
          <table:table-cell office:value-type="float" office:value="0.132794992064833" calcext:value-type="float">
            <text:p>0.132794992064833</text:p>
          </table:table-cell>
          <table:table-cell office:value-type="float" office:value="0.144835727791277" calcext:value-type="float">
            <text:p>0.1448357277912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9:52</text:p>
          </table:table-cell>
          <table:table-cell office:value-type="float" office:value="0.156332869092568" calcext:value-type="float">
            <text:p>0.156332869092568</text:p>
          </table:table-cell>
          <table:table-cell office:value-type="float" office:value="0.130995527624551" calcext:value-type="float">
            <text:p>0.130995527624551</text:p>
          </table:table-cell>
          <table:table-cell office:value-type="float" office:value="0.144777315232434" calcext:value-type="float">
            <text:p>0.1447773152324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9:53</text:p>
          </table:table-cell>
          <table:table-cell office:value-type="float" office:value="0.152234453229243" calcext:value-type="float">
            <text:p>0.152234453229243</text:p>
          </table:table-cell>
          <table:table-cell office:value-type="float" office:value="0.130943671577414" calcext:value-type="float">
            <text:p>0.130943671577414</text:p>
          </table:table-cell>
          <table:table-cell office:value-type="float" office:value="0.145341175239226" calcext:value-type="float">
            <text:p>0.1453411752392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9:54</text:p>
          </table:table-cell>
          <table:table-cell office:value-type="float" office:value="0.158005971670863" calcext:value-type="float">
            <text:p>0.158005971670863</text:p>
          </table:table-cell>
          <table:table-cell office:value-type="float" office:value="0.132857576949308" calcext:value-type="float">
            <text:p>0.132857576949308</text:p>
          </table:table-cell>
          <table:table-cell office:value-type="float" office:value="0.145012157560844" calcext:value-type="float">
            <text:p>0.1450121575608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9:55</text:p>
          </table:table-cell>
          <table:table-cell office:value-type="float" office:value="0.156795997237682" calcext:value-type="float">
            <text:p>0.156795997237682</text:p>
          </table:table-cell>
          <table:table-cell office:value-type="float" office:value="0.131482497630417" calcext:value-type="float">
            <text:p>0.131482497630417</text:p>
          </table:table-cell>
          <table:table-cell office:value-type="float" office:value="0.144795792674517" calcext:value-type="float">
            <text:p>0.1447957926745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9:57</text:p>
          </table:table-cell>
          <table:table-cell office:value-type="float" office:value="0.152590293000971" calcext:value-type="float">
            <text:p>0.152590293000971</text:p>
          </table:table-cell>
          <table:table-cell office:value-type="float" office:value="0.133192555092878" calcext:value-type="float">
            <text:p>0.133192555092878</text:p>
          </table:table-cell>
          <table:table-cell office:value-type="float" office:value="0.144900100815308" calcext:value-type="float">
            <text:p>0.1449001008153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9:58</text:p>
          </table:table-cell>
          <table:table-cell office:value-type="float" office:value="0.152745265095862" calcext:value-type="float">
            <text:p>0.152745265095862</text:p>
          </table:table-cell>
          <table:table-cell office:value-type="float" office:value="0.133035794858431" calcext:value-type="float">
            <text:p>0.133035794858431</text:p>
          </table:table-cell>
          <table:table-cell office:value-type="float" office:value="0.145267861517413" calcext:value-type="float">
            <text:p>0.1452678615174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9:59</text:p>
          </table:table-cell>
          <table:table-cell office:value-type="float" office:value="0.158056039578443" calcext:value-type="float">
            <text:p>0.158056039578443</text:p>
          </table:table-cell>
          <table:table-cell office:value-type="float" office:value="0.132306829965929" calcext:value-type="float">
            <text:p>0.132306829965929</text:p>
          </table:table-cell>
          <table:table-cell office:value-type="float" office:value="0.145015137793438" calcext:value-type="float">
            <text:p>0.1450151377934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0:00</text:p>
          </table:table-cell>
          <table:table-cell office:value-type="float" office:value="0.156482476768789" calcext:value-type="float">
            <text:p>0.156482476768789</text:p>
          </table:table-cell>
          <table:table-cell office:value-type="float" office:value="0.132309214152004" calcext:value-type="float">
            <text:p>0.132309214152004</text:p>
          </table:table-cell>
          <table:table-cell office:value-type="float" office:value="0.144856589419435" calcext:value-type="float">
            <text:p>0.1448565894194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0:01</text:p>
          </table:table-cell>
          <table:table-cell office:value-type="float" office:value="0.153308529056135" calcext:value-type="float">
            <text:p>0.153308529056135</text:p>
          </table:table-cell>
          <table:table-cell office:value-type="float" office:value="0.133489982305763" calcext:value-type="float">
            <text:p>0.133489982305763</text:p>
          </table:table-cell>
          <table:table-cell office:value-type="float" office:value="0.145379918262949" calcext:value-type="float">
            <text:p>0.1453799182629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0:03</text:p>
          </table:table-cell>
          <table:table-cell office:value-type="float" office:value="0.156517643513399" calcext:value-type="float">
            <text:p>0.156517643513399</text:p>
          </table:table-cell>
          <table:table-cell office:value-type="float" office:value="0.134354845804554" calcext:value-type="float">
            <text:p>0.134354845804554</text:p>
          </table:table-cell>
          <table:table-cell office:value-type="float" office:value="0.145403164077182" calcext:value-type="float">
            <text:p>0.1454031640771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0:04</text:p>
          </table:table-cell>
          <table:table-cell office:value-type="float" office:value="0.156648773747536" calcext:value-type="float">
            <text:p>0.156648773747536</text:p>
          </table:table-cell>
          <table:table-cell office:value-type="float" office:value="0.132457033688668" calcext:value-type="float">
            <text:p>0.132457033688668</text:p>
          </table:table-cell>
          <table:table-cell office:value-type="float" office:value="0.14517905058611" calcext:value-type="float">
            <text:p>0.145179050586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0:05</text:p>
          </table:table-cell>
          <table:table-cell office:value-type="float" office:value="0.152850169283172" calcext:value-type="float">
            <text:p>0.152850169283172</text:p>
          </table:table-cell>
          <table:table-cell office:value-type="float" office:value="0.131927744379967" calcext:value-type="float">
            <text:p>0.131927744379967</text:p>
          </table:table-cell>
          <table:table-cell office:value-type="float" office:value="0.145519989194869" calcext:value-type="float">
            <text:p>0.1455199891948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0:06</text:p>
          </table:table-cell>
          <table:table-cell office:value-type="float" office:value="0.156707782352898" calcext:value-type="float">
            <text:p>0.156707782352898</text:p>
          </table:table-cell>
          <table:table-cell office:value-type="float" office:value="0.134705917204132" calcext:value-type="float">
            <text:p>0.134705917204132</text:p>
          </table:table-cell>
          <table:table-cell office:value-type="float" office:value="0.145137923376313" calcext:value-type="float">
            <text:p>0.1451379233763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0:07</text:p>
          </table:table-cell>
          <table:table-cell office:value-type="float" office:value="0.155940074436673" calcext:value-type="float">
            <text:p>0.155940074436673</text:p>
          </table:table-cell>
          <table:table-cell office:value-type="float" office:value="0.134010330916683" calcext:value-type="float">
            <text:p>0.134010330916683</text:p>
          </table:table-cell>
          <table:table-cell office:value-type="float" office:value="0.145166533609215" calcext:value-type="float">
            <text:p>0.1451665336092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0:09</text:p>
          </table:table-cell>
          <table:table-cell office:value-type="float" office:value="0.156593937467806" calcext:value-type="float">
            <text:p>0.156593937467806</text:p>
          </table:table-cell>
          <table:table-cell office:value-type="float" office:value="0.131851450425559" calcext:value-type="float">
            <text:p>0.131851450425559</text:p>
          </table:table-cell>
          <table:table-cell office:value-type="float" office:value="0.145436542682236" calcext:value-type="float">
            <text:p>0.1454365426822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0:10</text:p>
          </table:table-cell>
          <table:table-cell office:value-type="float" office:value="0.153088587890695" calcext:value-type="float">
            <text:p>0.153088587890695</text:p>
          </table:table-cell>
          <table:table-cell office:value-type="float" office:value="0.131685749493331" calcext:value-type="float">
            <text:p>0.131685749493331</text:p>
          </table:table-cell>
          <table:table-cell office:value-type="float" office:value="0.145458000356913" calcext:value-type="float">
            <text:p>0.1454580003569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0:11</text:p>
          </table:table-cell>
          <table:table-cell office:value-type="float" office:value="0.158540029351715" calcext:value-type="float">
            <text:p>0.158540029351715</text:p>
          </table:table-cell>
          <table:table-cell office:value-type="float" office:value="0.133401767420979" calcext:value-type="float">
            <text:p>0.133401767420979</text:p>
          </table:table-cell>
          <table:table-cell office:value-type="float" office:value="0.145106928957335" calcext:value-type="float">
            <text:p>0.1451069289573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0:12</text:p>
          </table:table-cell>
          <table:table-cell office:value-type="float" office:value="0.15281083021293" calcext:value-type="float">
            <text:p>0.15281083021293</text:p>
          </table:table-cell>
          <table:table-cell office:value-type="float" office:value="0.133525745096892" calcext:value-type="float">
            <text:p>0.133525745096892</text:p>
          </table:table-cell>
          <table:table-cell office:value-type="float" office:value="0.145772116872325" calcext:value-type="float">
            <text:p>0.1457721168723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0:13</text:p>
          </table:table-cell>
          <table:table-cell office:value-type="float" office:value="0.153139847891313" calcext:value-type="float">
            <text:p>0.153139847891313</text:p>
          </table:table-cell>
          <table:table-cell office:value-type="float" office:value="0.132204906011213" calcext:value-type="float">
            <text:p>0.132204906011213</text:p>
          </table:table-cell>
          <table:table-cell office:value-type="float" office:value="0.145711320127406" calcext:value-type="float">
            <text:p>0.1457113201274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0:14</text:p>
          </table:table-cell>
          <table:table-cell office:value-type="float" office:value="0.153074878820762" calcext:value-type="float">
            <text:p>0.153074878820762</text:p>
          </table:table-cell>
          <table:table-cell office:value-type="float" office:value="0.132254973918792" calcext:value-type="float">
            <text:p>0.132254973918792</text:p>
          </table:table-cell>
          <table:table-cell office:value-type="float" office:value="0.145980733153907" calcext:value-type="float">
            <text:p>0.1459807331539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0:16</text:p>
          </table:table-cell>
          <table:table-cell office:value-type="float" office:value="0.153529066268094" calcext:value-type="float">
            <text:p>0.153529066268094</text:p>
          </table:table-cell>
          <table:table-cell office:value-type="float" office:value="0.132612601830077" calcext:value-type="float">
            <text:p>0.132612601830077</text:p>
          </table:table-cell>
          <table:table-cell office:value-type="float" office:value="0.145589726637569" calcext:value-type="float">
            <text:p>0.1455897266375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0:17</text:p>
          </table:table-cell>
          <table:table-cell office:value-type="float" office:value="0.155552644199448" calcext:value-type="float">
            <text:p>0.155552644199448</text:p>
          </table:table-cell>
          <table:table-cell office:value-type="float" office:value="0.133148447650486" calcext:value-type="float">
            <text:p>0.133148447650486</text:p>
          </table:table-cell>
          <table:table-cell office:value-type="float" office:value="0.145549791520809" calcext:value-type="float">
            <text:p>0.1455497915208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0:18</text:p>
          </table:table-cell>
          <table:table-cell office:value-type="float" office:value="0.152794736956923" calcext:value-type="float">
            <text:p>0.152794736956923</text:p>
          </table:table-cell>
          <table:table-cell office:value-type="float" office:value="0.131912843216997" calcext:value-type="float">
            <text:p>0.131912843216997</text:p>
          </table:table-cell>
          <table:table-cell office:value-type="float" office:value="0.146347301762975" calcext:value-type="float">
            <text:p>0.1463473017629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0:19</text:p>
          </table:table-cell>
          <table:table-cell office:value-type="float" office:value="0.157416481663761" calcext:value-type="float">
            <text:p>0.157416481663761</text:p>
          </table:table-cell>
          <table:table-cell office:value-type="float" office:value="0.133202091837179" calcext:value-type="float">
            <text:p>0.133202091837179</text:p>
          </table:table-cell>
          <table:table-cell office:value-type="float" office:value="0.145846026640657" calcext:value-type="float">
            <text:p>0.1458460266406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0:20</text:p>
          </table:table-cell>
          <table:table-cell office:value-type="float" office:value="0.153533238593726" calcext:value-type="float">
            <text:p>0.153533238593726</text:p>
          </table:table-cell>
          <table:table-cell office:value-type="float" office:value="0.135003344417017" calcext:value-type="float">
            <text:p>0.135003344417017</text:p>
          </table:table-cell>
          <table:table-cell office:value-type="float" office:value="0.146212595249724" calcext:value-type="float">
            <text:p>0.1462125952497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0:22</text:p>
          </table:table-cell>
          <table:table-cell office:value-type="float" office:value="0.155935902111042" calcext:value-type="float">
            <text:p>0.155935902111042</text:p>
          </table:table-cell>
          <table:table-cell office:value-type="float" office:value="0.134972349998039" calcext:value-type="float">
            <text:p>0.134972349998039</text:p>
          </table:table-cell>
          <table:table-cell office:value-type="float" office:value="0.145823376872942" calcext:value-type="float">
            <text:p>0.1458233768729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0:23</text:p>
          </table:table-cell>
          <table:table-cell office:value-type="float" office:value="0.154426116278901" calcext:value-type="float">
            <text:p>0.154426116278901</text:p>
          </table:table-cell>
          <table:table-cell office:value-type="float" office:value="0.13385655091483" calcext:value-type="float">
            <text:p>0.13385655091483</text:p>
          </table:table-cell>
          <table:table-cell office:value-type="float" office:value="0.145341175239226" calcext:value-type="float">
            <text:p>0.1453411752392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0:24</text:p>
          </table:table-cell>
          <table:table-cell office:value-type="float" office:value="0.156242270021709" calcext:value-type="float">
            <text:p>0.156242270021709</text:p>
          </table:table-cell>
          <table:table-cell office:value-type="float" office:value="0.135025398138213" calcext:value-type="float">
            <text:p>0.135025398138213</text:p>
          </table:table-cell>
          <table:table-cell office:value-type="float" office:value="0.145123022213342" calcext:value-type="float">
            <text:p>0.1451230222133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0:25</text:p>
          </table:table-cell>
          <table:table-cell office:value-type="float" office:value="0.154448766046615" calcext:value-type="float">
            <text:p>0.154448766046615</text:p>
          </table:table-cell>
          <table:table-cell office:value-type="float" office:value="0.133210436488442" calcext:value-type="float">
            <text:p>0.133210436488442</text:p>
          </table:table-cell>
          <table:table-cell office:value-type="float" office:value="0.145863311989702" calcext:value-type="float">
            <text:p>0.1458633119897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0:26</text:p>
          </table:table-cell>
          <table:table-cell office:value-type="float" office:value="0.154588240932016" calcext:value-type="float">
            <text:p>0.154588240932016</text:p>
          </table:table-cell>
          <table:table-cell office:value-type="float" office:value="0.133093015324237" calcext:value-type="float">
            <text:p>0.133093015324237</text:p>
          </table:table-cell>
          <table:table-cell office:value-type="float" office:value="0.145301240122466" calcext:value-type="float">
            <text:p>0.1453012401224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0:28</text:p>
          </table:table-cell>
          <table:table-cell office:value-type="float" office:value="0.158389229582456" calcext:value-type="float">
            <text:p>0.158389229582456</text:p>
          </table:table-cell>
          <table:table-cell office:value-type="float" office:value="0.132552997178197" calcext:value-type="float">
            <text:p>0.132552997178197</text:p>
          </table:table-cell>
          <table:table-cell office:value-type="float" office:value="0.145790594314408" calcext:value-type="float">
            <text:p>0.1457905943144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0:29</text:p>
          </table:table-cell>
          <table:table-cell office:value-type="float" office:value="0.153238791613435" calcext:value-type="float">
            <text:p>0.153238791613435</text:p>
          </table:table-cell>
          <table:table-cell office:value-type="float" office:value="0.133968011613847" calcext:value-type="float">
            <text:p>0.133968011613847</text:p>
          </table:table-cell>
          <table:table-cell office:value-type="float" office:value="0.145866292222296" calcext:value-type="float">
            <text:p>0.1458662922222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0:30</text:p>
          </table:table-cell>
          <table:table-cell office:value-type="float" office:value="0.154703277910146" calcext:value-type="float">
            <text:p>0.154703277910146</text:p>
          </table:table-cell>
          <table:table-cell office:value-type="float" office:value="0.133811847425919" calcext:value-type="float">
            <text:p>0.133811847425919</text:p>
          </table:table-cell>
          <table:table-cell office:value-type="float" office:value="0.14620961501713" calcext:value-type="float">
            <text:p>0.146209615017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0:31</text:p>
          </table:table-cell>
          <table:table-cell office:value-type="float" office:value="0.153316873707399" calcext:value-type="float">
            <text:p>0.153316873707399</text:p>
          </table:table-cell>
          <table:table-cell office:value-type="float" office:value="0.133404151607055" calcext:value-type="float">
            <text:p>0.133404151607055</text:p>
          </table:table-cell>
          <table:table-cell office:value-type="float" office:value="0.146042721991863" calcext:value-type="float">
            <text:p>0.1460427219918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0:32</text:p>
          </table:table-cell>
          <table:table-cell office:value-type="float" office:value="0.153259653241593" calcext:value-type="float">
            <text:p>0.153259653241593</text:p>
          </table:table-cell>
          <table:table-cell office:value-type="float" office:value="0.133646146493691" calcext:value-type="float">
            <text:p>0.133646146493691</text:p>
          </table:table-cell>
          <table:table-cell office:value-type="float" office:value="0.146478431997112" calcext:value-type="float">
            <text:p>0.1464784319971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0:34</text:p>
          </table:table-cell>
          <table:table-cell office:value-type="float" office:value="0.154675859770281" calcext:value-type="float">
            <text:p>0.154675859770281</text:p>
          </table:table-cell>
          <table:table-cell office:value-type="float" office:value="0.132861749274939" calcext:value-type="float">
            <text:p>0.132861749274939</text:p>
          </table:table-cell>
          <table:table-cell office:value-type="float" office:value="0.145942586176704" calcext:value-type="float">
            <text:p>0.1459425861767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0:35</text:p>
          </table:table-cell>
          <table:table-cell office:value-type="float" office:value="0.156235713510002" calcext:value-type="float">
            <text:p>0.156235713510002</text:p>
          </table:table-cell>
          <table:table-cell office:value-type="float" office:value="0.132359878106103" calcext:value-type="float">
            <text:p>0.132359878106103</text:p>
          </table:table-cell>
          <table:table-cell office:value-type="float" office:value="0.145490186868928" calcext:value-type="float">
            <text:p>0.1454901868689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0:36</text:p>
          </table:table-cell>
          <table:table-cell office:value-type="float" office:value="0.153237003473878" calcext:value-type="float">
            <text:p>0.153237003473878</text:p>
          </table:table-cell>
          <table:table-cell office:value-type="float" office:value="0.133622304632938" calcext:value-type="float">
            <text:p>0.133622304632938</text:p>
          </table:table-cell>
          <table:table-cell office:value-type="float" office:value="0.146537440602474" calcext:value-type="float">
            <text:p>0.1465374406024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0:37</text:p>
          </table:table-cell>
          <table:table-cell office:value-type="float" office:value="0.15700699770534" calcext:value-type="float">
            <text:p>0.15700699770534</text:p>
          </table:table-cell>
          <table:table-cell office:value-type="float" office:value="0.134487764178248" calcext:value-type="float">
            <text:p>0.134487764178248</text:p>
          </table:table-cell>
          <table:table-cell office:value-type="float" office:value="0.146351474088606" calcext:value-type="float">
            <text:p>0.1463514740886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0:38</text:p>
          </table:table-cell>
          <table:table-cell office:value-type="float" office:value="0.155628342107337" calcext:value-type="float">
            <text:p>0.155628342107337</text:p>
          </table:table-cell>
          <table:table-cell office:value-type="float" office:value="0.132554785317753" calcext:value-type="float">
            <text:p>0.132554785317753</text:p>
          </table:table-cell>
          <table:table-cell office:value-type="float" office:value="0.146283524785462" calcext:value-type="float">
            <text:p>0.1462835247854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0:40</text:p>
          </table:table-cell>
          <table:table-cell office:value-type="float" office:value="0.153246540218179" calcext:value-type="float">
            <text:p>0.153246540218179</text:p>
          </table:table-cell>
          <table:table-cell office:value-type="float" office:value="0.131707803214527" calcext:value-type="float">
            <text:p>0.131707803214527</text:p>
          </table:table-cell>
          <table:table-cell office:value-type="float" office:value="0.146573799440122" calcext:value-type="float">
            <text:p>0.1465737994401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0:41</text:p>
          </table:table-cell>
          <table:table-cell office:value-type="float" office:value="0.158766527028862" calcext:value-type="float">
            <text:p>0.158766527028862</text:p>
          </table:table-cell>
          <table:table-cell office:value-type="float" office:value="0.133525149050373" calcext:value-type="float">
            <text:p>0.133525149050373</text:p>
          </table:table-cell>
          <table:table-cell office:value-type="float" office:value="0.145997422456434" calcext:value-type="float">
            <text:p>0.1459974224564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0:42</text:p>
          </table:table-cell>
          <table:table-cell office:value-type="float" office:value="0.153285879288421" calcext:value-type="float">
            <text:p>0.153285879288421</text:p>
          </table:table-cell>
          <table:table-cell office:value-type="float" office:value="0.134143249290377" calcext:value-type="float">
            <text:p>0.134143249290377</text:p>
          </table:table-cell>
          <table:table-cell office:value-type="float" office:value="0.145761388034986" calcext:value-type="float">
            <text:p>0.1457613880349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0:43</text:p>
          </table:table-cell>
          <table:table-cell office:value-type="float" office:value="0.158727784005139" calcext:value-type="float">
            <text:p>0.158727784005139</text:p>
          </table:table-cell>
          <table:table-cell office:value-type="float" office:value="0.132351533454839" calcext:value-type="float">
            <text:p>0.132351533454839</text:p>
          </table:table-cell>
          <table:table-cell office:value-type="float" office:value="0.145711916173925" calcext:value-type="float">
            <text:p>0.1457119161739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0:44</text:p>
          </table:table-cell>
          <table:table-cell office:value-type="float" office:value="0.152802485561667" calcext:value-type="float">
            <text:p>0.152802485561667</text:p>
          </table:table-cell>
          <table:table-cell office:value-type="float" office:value="0.132445708804811" calcext:value-type="float">
            <text:p>0.132445708804811</text:p>
          </table:table-cell>
          <table:table-cell office:value-type="float" office:value="0.146055835015277" calcext:value-type="float">
            <text:p>0.1460558350152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0:46</text:p>
          </table:table-cell>
          <table:table-cell office:value-type="float" office:value="0.15654684979282" calcext:value-type="float">
            <text:p>0.15654684979282</text:p>
          </table:table-cell>
          <table:table-cell office:value-type="float" office:value="0.134442464642819" calcext:value-type="float">
            <text:p>0.134442464642819</text:p>
          </table:table-cell>
          <table:table-cell office:value-type="float" office:value="0.145710724080887" calcext:value-type="float">
            <text:p>0.1457107240808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0:47</text:p>
          </table:table-cell>
          <table:table-cell office:value-type="float" office:value="0.153507012546898" calcext:value-type="float">
            <text:p>0.153507012546898</text:p>
          </table:table-cell>
          <table:table-cell office:value-type="float" office:value="0.131980196473622" calcext:value-type="float">
            <text:p>0.131980196473622</text:p>
          </table:table-cell>
          <table:table-cell office:value-type="float" office:value="0.146308558739252" calcext:value-type="float">
            <text:p>0.1463085587392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0:48</text:p>
          </table:table-cell>
          <table:table-cell office:value-type="float" office:value="0.154217499997318" calcext:value-type="float">
            <text:p>0.154217499997318</text:p>
          </table:table-cell>
          <table:table-cell office:value-type="float" office:value="0.133129374161884" calcext:value-type="float">
            <text:p>0.133129374161884</text:p>
          </table:table-cell>
          <table:table-cell office:value-type="float" office:value="0.146486180601857" calcext:value-type="float">
            <text:p>0.1464861806018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0:49</text:p>
          </table:table-cell>
          <table:table-cell office:value-type="float" office:value="0.154808182097457" calcext:value-type="float">
            <text:p>0.154808182097457</text:p>
          </table:table-cell>
          <table:table-cell office:value-type="float" office:value="0.134040133242623" calcext:value-type="float">
            <text:p>0.134040133242623</text:p>
          </table:table-cell>
          <table:table-cell office:value-type="float" office:value="0.146034973387119" calcext:value-type="float">
            <text:p>0.1460349733871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0:50</text:p>
          </table:table-cell>
          <table:table-cell office:value-type="float" office:value="0.155019778611634" calcext:value-type="float">
            <text:p>0.155019778611634</text:p>
          </table:table-cell>
          <table:table-cell office:value-type="float" office:value="0.133231894163119" calcext:value-type="float">
            <text:p>0.133231894163119</text:p>
          </table:table-cell>
          <table:table-cell office:value-type="float" office:value="0.1459646398979" calcext:value-type="float">
            <text:p>0.14596463989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0:51</text:p>
          </table:table-cell>
          <table:table-cell office:value-type="float" office:value="0.153427738359897" calcext:value-type="float">
            <text:p>0.153427738359897</text:p>
          </table:table-cell>
          <table:table-cell office:value-type="float" office:value="0.1324010053159" calcext:value-type="float">
            <text:p>0.1324010053159</text:p>
          </table:table-cell>
          <table:table-cell office:value-type="float" office:value="0.146229880598769" calcext:value-type="float">
            <text:p>0.1462298805987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0:53</text:p>
          </table:table-cell>
          <table:table-cell office:value-type="float" office:value="0.158216972138521" calcext:value-type="float">
            <text:p>0.158216972138521</text:p>
          </table:table-cell>
          <table:table-cell office:value-type="float" office:value="0.133584753702254" calcext:value-type="float">
            <text:p>0.133584753702254</text:p>
          </table:table-cell>
          <table:table-cell office:value-type="float" office:value="0.146207230831055" calcext:value-type="float">
            <text:p>0.1462072308310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0:54</text:p>
          </table:table-cell>
          <table:table-cell office:value-type="float" office:value="0.158700961911793" calcext:value-type="float">
            <text:p>0.158700961911793</text:p>
          </table:table-cell>
          <table:table-cell office:value-type="float" office:value="0.134775058600314" calcext:value-type="float">
            <text:p>0.134775058600314</text:p>
          </table:table-cell>
          <table:table-cell office:value-type="float" office:value="0.146098154318113" calcext:value-type="float">
            <text:p>0.1460981543181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0:55</text:p>
          </table:table-cell>
          <table:table-cell office:value-type="float" office:value="0.153579134175674" calcext:value-type="float">
            <text:p>0.153579134175674</text:p>
          </table:table-cell>
          <table:table-cell office:value-type="float" office:value="0.13442160301466" calcext:value-type="float">
            <text:p>0.13442160301466</text:p>
          </table:table-cell>
          <table:table-cell office:value-type="float" office:value="0.145865696175778" calcext:value-type="float">
            <text:p>0.1458656961757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0:56</text:p>
          </table:table-cell>
          <table:table-cell office:value-type="float" office:value="0.153468269523176" calcext:value-type="float">
            <text:p>0.153468269523176</text:p>
          </table:table-cell>
          <table:table-cell office:value-type="float" office:value="0.133358256025106" calcext:value-type="float">
            <text:p>0.133358256025106</text:p>
          </table:table-cell>
          <table:table-cell office:value-type="float" office:value="0.146002190828585" calcext:value-type="float">
            <text:p>0.1460021908285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0:57</text:p>
          </table:table-cell>
          <table:table-cell office:value-type="float" office:value="0.158265251906544" calcext:value-type="float">
            <text:p>0.158265251906544</text:p>
          </table:table-cell>
          <table:table-cell office:value-type="float" office:value="0.132955328578392" calcext:value-type="float">
            <text:p>0.132955328578392</text:p>
          </table:table-cell>
          <table:table-cell office:value-type="float" office:value="0.146273391994642" calcext:value-type="float">
            <text:p>0.1462733919946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0:59</text:p>
          </table:table-cell>
          <table:table-cell office:value-type="float" office:value="0.158094186555646" calcext:value-type="float">
            <text:p>0.158094186555646</text:p>
          </table:table-cell>
          <table:table-cell office:value-type="float" office:value="0.134494916736474" calcext:value-type="float">
            <text:p>0.134494916736474</text:p>
          </table:table-cell>
          <table:table-cell office:value-type="float" office:value="0.146451609903766" calcext:value-type="float">
            <text:p>0.1464516099037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1:00</text:p>
          </table:table-cell>
          <table:table-cell office:value-type="float" office:value="0.153327602544737" calcext:value-type="float">
            <text:p>0.153327602544737</text:p>
          </table:table-cell>
          <table:table-cell office:value-type="float" office:value="0.134065167196413" calcext:value-type="float">
            <text:p>0.134065167196413</text:p>
          </table:table-cell>
          <table:table-cell office:value-type="float" office:value="0.145862715943183" calcext:value-type="float">
            <text:p>0.1458627159431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1:01</text:p>
          </table:table-cell>
          <table:table-cell office:value-type="float" office:value="0.153459924871913" calcext:value-type="float">
            <text:p>0.153459924871913</text:p>
          </table:table-cell>
          <table:table-cell office:value-type="float" office:value="0.132439152293104" calcext:value-type="float">
            <text:p>0.132439152293104</text:p>
          </table:table-cell>
          <table:table-cell office:value-type="float" office:value="0.147056597120356" calcext:value-type="float">
            <text:p>0.1470565971203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1:02</text:p>
          </table:table-cell>
          <table:table-cell office:value-type="float" office:value="0.157545823758343" calcext:value-type="float">
            <text:p>0.157545823758343</text:p>
          </table:table-cell>
          <table:table-cell office:value-type="float" office:value="0.134376303479231" calcext:value-type="float">
            <text:p>0.134376303479231</text:p>
          </table:table-cell>
          <table:table-cell office:value-type="float" office:value="0.146860497815668" calcext:value-type="float">
            <text:p>0.1468604978156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1:03</text:p>
          </table:table-cell>
          <table:table-cell office:value-type="float" office:value="0.156583208630468" calcext:value-type="float">
            <text:p>0.156583208630468</text:p>
          </table:table-cell>
          <table:table-cell office:value-type="float" office:value="0.132453457409556" calcext:value-type="float">
            <text:p>0.132453457409556</text:p>
          </table:table-cell>
          <table:table-cell office:value-type="float" office:value="0.146961825723866" calcext:value-type="float">
            <text:p>0.1469618257238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1:05</text:p>
          </table:table-cell>
          <table:table-cell office:value-type="float" office:value="0.153105277193222" calcext:value-type="float">
            <text:p>0.153105277193222</text:p>
          </table:table-cell>
          <table:table-cell office:value-type="float" office:value="0.132384912059893" calcext:value-type="float">
            <text:p>0.132384912059893</text:p>
          </table:table-cell>
          <table:table-cell office:value-type="float" office:value="0.147085803399778" calcext:value-type="float">
            <text:p>0.1470858033997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1:06</text:p>
          </table:table-cell>
          <table:table-cell office:value-type="float" office:value="0.155994314669885" calcext:value-type="float">
            <text:p>0.155994314669885</text:p>
          </table:table-cell>
          <table:table-cell office:value-type="float" office:value="0.134560481853543" calcext:value-type="float">
            <text:p>0.134560481853543</text:p>
          </table:table-cell>
          <table:table-cell office:value-type="float" office:value="0.147197860145314" calcext:value-type="float">
            <text:p>0.1471978601453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1:07</text:p>
          </table:table-cell>
          <table:table-cell office:value-type="float" office:value="0.154230016974213" calcext:value-type="float">
            <text:p>0.154230016974213</text:p>
          </table:table-cell>
          <table:table-cell office:value-type="float" office:value="0.134029404405284" calcext:value-type="float">
            <text:p>0.134029404405284</text:p>
          </table:table-cell>
          <table:table-cell office:value-type="float" office:value="0.146657245952755" calcext:value-type="float">
            <text:p>0.1466572459527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1:08</text:p>
          </table:table-cell>
          <table:table-cell office:value-type="float" office:value="0.153078455099875" calcext:value-type="float">
            <text:p>0.153078455099875</text:p>
          </table:table-cell>
          <table:table-cell office:value-type="float" office:value="0.134339944641584" calcext:value-type="float">
            <text:p>0.134339944641584</text:p>
          </table:table-cell>
          <table:table-cell office:value-type="float" office:value="0.147520321311989" calcext:value-type="float">
            <text:p>0.1475203213119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1:09</text:p>
          </table:table-cell>
          <table:table-cell office:value-type="float" office:value="0.153746027200941" calcext:value-type="float">
            <text:p>0.153746027200941</text:p>
          </table:table-cell>
          <table:table-cell office:value-type="float" office:value="0.132434979967473" calcext:value-type="float">
            <text:p>0.132434979967473</text:p>
          </table:table-cell>
          <table:table-cell office:value-type="float" office:value="0.147238987355111" calcext:value-type="float">
            <text:p>0.1472389873551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1:11</text:p>
          </table:table-cell>
          <table:table-cell office:value-type="float" office:value="0.157804507947505" calcext:value-type="float">
            <text:p>0.157804507947505</text:p>
          </table:table-cell>
          <table:table-cell office:value-type="float" office:value="0.135009304882205" calcext:value-type="float">
            <text:p>0.135009304882205</text:p>
          </table:table-cell>
          <table:table-cell office:value-type="float" office:value="0.146966594096016" calcext:value-type="float">
            <text:p>0.1469665940960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1:12</text:p>
          </table:table-cell>
          <table:table-cell office:value-type="float" office:value="0.154534000698805" calcext:value-type="float">
            <text:p>0.154534000698805</text:p>
          </table:table-cell>
          <table:table-cell office:value-type="float" office:value="0.133665816028811" calcext:value-type="float">
            <text:p>0.133665816028811</text:p>
          </table:table-cell>
          <table:table-cell office:value-type="float" office:value="0.146904009211541" calcext:value-type="float">
            <text:p>0.1469040092115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1:13</text:p>
          </table:table-cell>
          <table:table-cell office:value-type="float" office:value="0.153552908128847" calcext:value-type="float">
            <text:p>0.153552908128847</text:p>
          </table:table-cell>
          <table:table-cell office:value-type="float" office:value="0.133792177890799" calcext:value-type="float">
            <text:p>0.133792177890799</text:p>
          </table:table-cell>
          <table:table-cell office:value-type="float" office:value="0.14732958642597" calcext:value-type="float">
            <text:p>0.147329586425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1:14</text:p>
          </table:table-cell>
          <table:table-cell office:value-type="float" office:value="0.156470555838413" calcext:value-type="float">
            <text:p>0.156470555838413</text:p>
          </table:table-cell>
          <table:table-cell office:value-type="float" office:value="0.132992283462558" calcext:value-type="float">
            <text:p>0.132992283462558</text:p>
          </table:table-cell>
          <table:table-cell office:value-type="float" office:value="0.147210377122209" calcext:value-type="float">
            <text:p>0.1472103771222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1:15</text:p>
          </table:table-cell>
          <table:table-cell office:value-type="float" office:value="0.159051437264852" calcext:value-type="float">
            <text:p>0.159051437264852</text:p>
          </table:table-cell>
          <table:table-cell office:value-type="float" office:value="0.134230272082123" calcext:value-type="float">
            <text:p>0.134230272082123</text:p>
          </table:table-cell>
          <table:table-cell office:value-type="float" office:value="0.147001164794107" calcext:value-type="float">
            <text:p>0.1470011647941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1:17</text:p>
          </table:table-cell>
          <table:table-cell office:value-type="float" office:value="0.153475422081402" calcext:value-type="float">
            <text:p>0.153475422081402</text:p>
          </table:table-cell>
          <table:table-cell office:value-type="float" office:value="0.133322493233978" calcext:value-type="float">
            <text:p>0.133322493233978</text:p>
          </table:table-cell>
          <table:table-cell office:value-type="float" office:value="0.147222298052585" calcext:value-type="float">
            <text:p>0.1472222980525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1:18</text:p>
          </table:table-cell>
          <table:table-cell office:value-type="float" office:value="0.154882687912308" calcext:value-type="float">
            <text:p>0.154882687912308</text:p>
          </table:table-cell>
          <table:table-cell office:value-type="float" office:value="0.133174673697314" calcext:value-type="float">
            <text:p>0.133174673697314</text:p>
          </table:table-cell>
          <table:table-cell office:value-type="float" office:value="0.14743985503195" calcext:value-type="float">
            <text:p>0.147439855031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1:19</text:p>
          </table:table-cell>
          <table:table-cell office:value-type="float" office:value="0.157456416780522" calcext:value-type="float">
            <text:p>0.157456416780522</text:p>
          </table:table-cell>
          <table:table-cell office:value-type="float" office:value="0.132895723926511" calcext:value-type="float">
            <text:p>0.132895723926511</text:p>
          </table:table-cell>
          <table:table-cell office:value-type="float" office:value="0.14720978107569" calcext:value-type="float">
            <text:p>0.147209781075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1:20</text:p>
          </table:table-cell>
          <table:table-cell office:value-type="float" office:value="0.153229850915653" calcext:value-type="float">
            <text:p>0.153229850915653</text:p>
          </table:table-cell>
          <table:table-cell office:value-type="float" office:value="0.13254644066649" calcext:value-type="float">
            <text:p>0.13254644066649</text:p>
          </table:table-cell>
          <table:table-cell office:value-type="float" office:value="0.147482770381304" calcext:value-type="float">
            <text:p>0.1474827703813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1:21</text:p>
          </table:table-cell>
          <table:table-cell office:value-type="float" office:value="0.155114550008124" calcext:value-type="float">
            <text:p>0.155114550008124</text:p>
          </table:table-cell>
          <table:table-cell office:value-type="float" office:value="0.133814231611995" calcext:value-type="float">
            <text:p>0.133814231611995</text:p>
          </table:table-cell>
          <table:table-cell office:value-type="float" office:value="0.14732958642597" calcext:value-type="float">
            <text:p>0.147329586425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1:22</text:p>
          </table:table-cell>
          <table:table-cell office:value-type="float" office:value="0.153439659290273" calcext:value-type="float">
            <text:p>0.153439659290273</text:p>
          </table:table-cell>
          <table:table-cell office:value-type="float" office:value="0.132340208570982" calcext:value-type="float">
            <text:p>0.132340208570982</text:p>
          </table:table-cell>
          <table:table-cell office:value-type="float" office:value="0.147490518986049" calcext:value-type="float">
            <text:p>0.1474905189860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1:24</text:p>
          </table:table-cell>
          <table:table-cell office:value-type="float" office:value="0.158079881439195" calcext:value-type="float">
            <text:p>0.158079881439195</text:p>
          </table:table-cell>
          <table:table-cell office:value-type="float" office:value="0.134710685576282" calcext:value-type="float">
            <text:p>0.134710685576282</text:p>
          </table:table-cell>
          <table:table-cell office:value-type="float" office:value="0.147362965031024" calcext:value-type="float">
            <text:p>0.1473629650310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1:25</text:p>
          </table:table-cell>
          <table:table-cell office:value-type="float" office:value="0.153353828591565" calcext:value-type="float">
            <text:p>0.153353828591565</text:p>
          </table:table-cell>
          <table:table-cell office:value-type="float" office:value="0.134324447432094" calcext:value-type="float">
            <text:p>0.134324447432094</text:p>
          </table:table-cell>
          <table:table-cell office:value-type="float" office:value="0.147607344103735" calcext:value-type="float">
            <text:p>0.1476073441037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1:26</text:p>
          </table:table-cell>
          <table:table-cell office:value-type="float" office:value="0.15807213283445" calcext:value-type="float">
            <text:p>0.15807213283445</text:p>
          </table:table-cell>
          <table:table-cell office:value-type="float" office:value="0.133033410672356" calcext:value-type="float">
            <text:p>0.133033410672356</text:p>
          </table:table-cell>
          <table:table-cell office:value-type="float" office:value="0.147876757130236" calcext:value-type="float">
            <text:p>0.1478767571302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1:27</text:p>
          </table:table-cell>
          <table:table-cell office:value-type="float" office:value="0.15651704746688" calcext:value-type="float">
            <text:p>0.15651704746688</text:p>
          </table:table-cell>
          <table:table-cell office:value-type="float" office:value="0.134981290695821" calcext:value-type="float">
            <text:p>0.134981290695821</text:p>
          </table:table-cell>
          <table:table-cell office:value-type="float" office:value="0.147578733870832" calcext:value-type="float">
            <text:p>0.1475787338708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1:28</text:p>
          </table:table-cell>
          <table:table-cell office:value-type="float" office:value="0.157083887706266" calcext:value-type="float">
            <text:p>0.157083887706266</text:p>
          </table:table-cell>
          <table:table-cell office:value-type="float" office:value="0.132783667180975" calcext:value-type="float">
            <text:p>0.132783667180975</text:p>
          </table:table-cell>
          <table:table-cell office:value-type="float" office:value="0.147855895502078" calcext:value-type="float">
            <text:p>0.1478558955020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1:30</text:p>
          </table:table-cell>
          <table:table-cell office:value-type="float" office:value="0.155664104898465" calcext:value-type="float">
            <text:p>0.155664104898465</text:p>
          </table:table-cell>
          <table:table-cell office:value-type="float" office:value="0.134310738362162" calcext:value-type="float">
            <text:p>0.134310738362162</text:p>
          </table:table-cell>
          <table:table-cell office:value-type="float" office:value="0.148085969458338" calcext:value-type="float">
            <text:p>0.1480859694583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1:31</text:p>
          </table:table-cell>
          <table:table-cell office:value-type="float" office:value="0.158948917263617" calcext:value-type="float">
            <text:p>0.158948917263617</text:p>
          </table:table-cell>
          <table:table-cell office:value-type="float" office:value="0.133910791148042" calcext:value-type="float">
            <text:p>0.133910791148042</text:p>
          </table:table-cell>
          <table:table-cell office:value-type="float" office:value="0.147504228055981" calcext:value-type="float">
            <text:p>0.1475042280559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1:32</text:p>
          </table:table-cell>
          <table:table-cell office:value-type="float" office:value="0.155967492576539" calcext:value-type="float">
            <text:p>0.155967492576539</text:p>
          </table:table-cell>
          <table:table-cell office:value-type="float" office:value="0.132954732531873" calcext:value-type="float">
            <text:p>0.132954732531873</text:p>
          </table:table-cell>
          <table:table-cell office:value-type="float" office:value="0.148098486435233" calcext:value-type="float">
            <text:p>0.1480984864352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1:33</text:p>
          </table:table-cell>
          <table:table-cell office:value-type="float" office:value="0.15491666256388" calcext:value-type="float">
            <text:p>0.15491666256388</text:p>
          </table:table-cell>
          <table:table-cell office:value-type="float" office:value="0.134577767202588" calcext:value-type="float">
            <text:p>0.134577767202588</text:p>
          </table:table-cell>
          <table:table-cell office:value-type="float" office:value="0.147735494105279" calcext:value-type="float">
            <text:p>0.1477354941052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1:34</text:p>
          </table:table-cell>
          <table:table-cell office:value-type="float" office:value="0.159416217734363" calcext:value-type="float">
            <text:p>0.159416217734363</text:p>
          </table:table-cell>
          <table:table-cell office:value-type="float" office:value="0.134052054172999" calcext:value-type="float">
            <text:p>0.134052054172999</text:p>
          </table:table-cell>
          <table:table-cell office:value-type="float" office:value="0.147508400381613" calcext:value-type="float">
            <text:p>0.1475084003816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1:36</text:p>
          </table:table-cell>
          <table:table-cell office:value-type="float" office:value="0.158137101905" calcext:value-type="float">
            <text:p>0.158137101905</text:p>
          </table:table-cell>
          <table:table-cell office:value-type="float" office:value="0.134178416034987" calcext:value-type="float">
            <text:p>0.134178416034987</text:p>
          </table:table-cell>
          <table:table-cell office:value-type="float" office:value="0.147962587828945" calcext:value-type="float">
            <text:p>0.1479625878289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1:37</text:p>
          </table:table-cell>
          <table:table-cell office:value-type="float" office:value="0.156765598865223" calcext:value-type="float">
            <text:p>0.156765598865223</text:p>
          </table:table-cell>
          <table:table-cell office:value-type="float" office:value="0.135147587674569" calcext:value-type="float">
            <text:p>0.135147587674569</text:p>
          </table:table-cell>
          <table:table-cell office:value-type="float" office:value="0.147888678060612" calcext:value-type="float">
            <text:p>0.1478886780606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1:38</text:p>
          </table:table-cell>
          <table:table-cell office:value-type="float" office:value="0.157066602357221" calcext:value-type="float">
            <text:p>0.157066602357221</text:p>
          </table:table-cell>
          <table:table-cell office:value-type="float" office:value="0.136004106522096" calcext:value-type="float">
            <text:p>0.136004106522096</text:p>
          </table:table-cell>
          <table:table-cell office:value-type="float" office:value="0.148111003412128" calcext:value-type="float">
            <text:p>0.1481110034121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1:39</text:p>
          </table:table-cell>
          <table:table-cell office:value-type="float" office:value="0.154084581623624" calcext:value-type="float">
            <text:p>0.154084581623624</text:p>
          </table:table-cell>
          <table:table-cell office:value-type="float" office:value="0.133783833239535" calcext:value-type="float">
            <text:p>0.133783833239535</text:p>
          </table:table-cell>
          <table:table-cell office:value-type="float" office:value="0.147894638525801" calcext:value-type="float">
            <text:p>0.1478946385258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1:40</text:p>
          </table:table-cell>
          <table:table-cell office:value-type="float" office:value="0.160167236348061" calcext:value-type="float">
            <text:p>0.160167236348061</text:p>
          </table:table-cell>
          <table:table-cell office:value-type="float" office:value="0.134955064648994" calcext:value-type="float">
            <text:p>0.134955064648994</text:p>
          </table:table-cell>
          <table:table-cell office:value-type="float" office:value="0.147928613177373" calcext:value-type="float">
            <text:p>0.1479286131773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1:42</text:p>
          </table:table-cell>
          <table:table-cell office:value-type="float" office:value="0.155645627456382" calcext:value-type="float">
            <text:p>0.155645627456382</text:p>
          </table:table-cell>
          <table:table-cell office:value-type="float" office:value="0.135355607909633" calcext:value-type="float">
            <text:p>0.135355607909633</text:p>
          </table:table-cell>
          <table:table-cell office:value-type="float" office:value="0.148376244112998" calcext:value-type="float">
            <text:p>0.1483762441129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1:43</text:p>
          </table:table-cell>
          <table:table-cell office:value-type="float" office:value="0.15533687535964" calcext:value-type="float">
            <text:p>0.15533687535964</text:p>
          </table:table-cell>
          <table:table-cell office:value-type="float" office:value="0.134962813253738" calcext:value-type="float">
            <text:p>0.134962813253738</text:p>
          </table:table-cell>
          <table:table-cell office:value-type="float" office:value="0.148093718063083" calcext:value-type="float">
            <text:p>0.1480937180630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1:44</text:p>
          </table:table-cell>
          <table:table-cell office:value-type="float" office:value="0.155604500246584" calcext:value-type="float">
            <text:p>0.155604500246584</text:p>
          </table:table-cell>
          <table:table-cell office:value-type="float" office:value="0.134946123951211" calcext:value-type="float">
            <text:p>0.134946123951211</text:p>
          </table:table-cell>
          <table:table-cell office:value-type="float" office:value="0.148262399227905" calcext:value-type="float">
            <text:p>0.1482623992279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1:45</text:p>
          </table:table-cell>
          <table:table-cell office:value-type="float" office:value="0.158731360284252" calcext:value-type="float">
            <text:p>0.158731360284252</text:p>
          </table:table-cell>
          <table:table-cell office:value-type="float" office:value="0.134739891855704" calcext:value-type="float">
            <text:p>0.134739891855704</text:p>
          </table:table-cell>
          <table:table-cell office:value-type="float" office:value="0.148247498064935" calcext:value-type="float">
            <text:p>0.1482474980649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1:46</text:p>
          </table:table-cell>
          <table:table-cell office:value-type="float" office:value="0.1565969177004" calcext:value-type="float">
            <text:p>0.1565969177004</text:p>
          </table:table-cell>
          <table:table-cell office:value-type="float" office:value="0.134982482788859" calcext:value-type="float">
            <text:p>0.134982482788859</text:p>
          </table:table-cell>
          <table:table-cell office:value-type="float" office:value="0.148110407365609" calcext:value-type="float">
            <text:p>0.1481104073656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1:47</text:p>
          </table:table-cell>
          <table:table-cell office:value-type="float" office:value="0.156465787466262" calcext:value-type="float">
            <text:p>0.156465787466262</text:p>
          </table:table-cell>
          <table:table-cell office:value-type="float" office:value="0.136791483973442" calcext:value-type="float">
            <text:p>0.136791483973442</text:p>
          </table:table-cell>
          <table:table-cell office:value-type="float" office:value="0.148556250161678" calcext:value-type="float">
            <text:p>0.1485562501616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1:49</text:p>
          </table:table-cell>
          <table:table-cell office:value-type="float" office:value="0.157227534917299" calcext:value-type="float">
            <text:p>0.157227534917299</text:p>
          </table:table-cell>
          <table:table-cell office:value-type="float" office:value="0.135692970239278" calcext:value-type="float">
            <text:p>0.135692970239278</text:p>
          </table:table-cell>
          <table:table-cell office:value-type="float" office:value="0.148297565972515" calcext:value-type="float">
            <text:p>0.1482975659725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1:50</text:p>
          </table:table-cell>
          <table:table-cell office:value-type="float" office:value="0.15419127395049" calcext:value-type="float">
            <text:p>0.15419127395049</text:p>
          </table:table-cell>
          <table:table-cell office:value-type="float" office:value="0.135219113256826" calcext:value-type="float">
            <text:p>0.135219113256826</text:p>
          </table:table-cell>
          <table:table-cell office:value-type="float" office:value="0.148781555745787" calcext:value-type="float">
            <text:p>0.1487815557457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1:51</text:p>
          </table:table-cell>
          <table:table-cell office:value-type="float" office:value="0.159785170529505" calcext:value-type="float">
            <text:p>0.159785170529505</text:p>
          </table:table-cell>
          <table:table-cell office:value-type="float" office:value="0.135541574423501" calcext:value-type="float">
            <text:p>0.135541574423501</text:p>
          </table:table-cell>
          <table:table-cell office:value-type="float" office:value="0.148455518299999" calcext:value-type="float">
            <text:p>0.1484555182999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1:52</text:p>
          </table:table-cell>
          <table:table-cell office:value-type="float" office:value="0.160355587048004" calcext:value-type="float">
            <text:p>0.160355587048004</text:p>
          </table:table-cell>
          <table:table-cell office:value-type="float" office:value="0.135929004660726" calcext:value-type="float">
            <text:p>0.135929004660726</text:p>
          </table:table-cell>
          <table:table-cell office:value-type="float" office:value="0.1478851017815" calcext:value-type="float">
            <text:p>0.14788510178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1:53</text:p>
          </table:table-cell>
          <table:table-cell office:value-type="float" office:value="0.158318896093237" calcext:value-type="float">
            <text:p>0.158318896093237</text:p>
          </table:table-cell>
          <table:table-cell office:value-type="float" office:value="0.138099210035707" calcext:value-type="float">
            <text:p>0.138099210035707</text:p>
          </table:table-cell>
          <table:table-cell office:value-type="float" office:value="0.147732513872685" calcext:value-type="float">
            <text:p>0.1477325138726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1:55</text:p>
          </table:table-cell>
          <table:table-cell office:value-type="float" office:value="0.159361381454632" calcext:value-type="float">
            <text:p>0.159361381454632</text:p>
          </table:table-cell>
          <table:table-cell office:value-type="float" office:value="0.137013213278438" calcext:value-type="float">
            <text:p>0.137013213278438</text:p>
          </table:table-cell>
          <table:table-cell office:value-type="float" office:value="0.147663372476503" calcext:value-type="float">
            <text:p>0.1476633724765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1:56</text:p>
          </table:table-cell>
          <table:table-cell office:value-type="float" office:value="0.160198230767039" calcext:value-type="float">
            <text:p>0.160198230767039</text:p>
          </table:table-cell>
          <table:table-cell office:value-type="float" office:value="0.137686149798173" calcext:value-type="float">
            <text:p>0.137686149798173</text:p>
          </table:table-cell>
          <table:table-cell office:value-type="float" office:value="0.147802251315385" calcext:value-type="float">
            <text:p>0.1478022513153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1:57</text:p>
          </table:table-cell>
          <table:table-cell office:value-type="float" office:value="0.156242270021709" calcext:value-type="float">
            <text:p>0.156242270021709</text:p>
          </table:table-cell>
          <table:table-cell office:value-type="float" office:value="0.137119905605305" calcext:value-type="float">
            <text:p>0.137119905605305</text:p>
          </table:table-cell>
          <table:table-cell office:value-type="float" office:value="0.147973912712802" calcext:value-type="float">
            <text:p>0.1479739127128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1:58</text:p>
          </table:table-cell>
          <table:table-cell office:value-type="float" office:value="0.155612844897848" calcext:value-type="float">
            <text:p>0.155612844897848</text:p>
          </table:table-cell>
          <table:table-cell office:value-type="float" office:value="0.136487500248849" calcext:value-type="float">
            <text:p>0.136487500248849</text:p>
          </table:table-cell>
          <table:table-cell office:value-type="float" office:value="0.147851723176446" calcext:value-type="float">
            <text:p>0.1478517231764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1:59</text:p>
          </table:table-cell>
          <table:table-cell office:value-type="float" office:value="0.16058268077167" calcext:value-type="float">
            <text:p>0.16058268077167</text:p>
          </table:table-cell>
          <table:table-cell office:value-type="float" office:value="0.136010066987284" calcext:value-type="float">
            <text:p>0.136010066987284</text:p>
          </table:table-cell>
          <table:table-cell office:value-type="float" office:value="0.148050802713728" calcext:value-type="float">
            <text:p>0.1480508027137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2:01</text:p>
          </table:table-cell>
          <table:table-cell office:value-type="float" office:value="0.154958385820196" calcext:value-type="float">
            <text:p>0.154958385820196</text:p>
          </table:table-cell>
          <table:table-cell office:value-type="float" office:value="0.135676280936751" calcext:value-type="float">
            <text:p>0.135676280936751</text:p>
          </table:table-cell>
          <table:table-cell office:value-type="float" office:value="0.14767469736036" calcext:value-type="float">
            <text:p>0.147674697360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2:02</text:p>
          </table:table-cell>
          <table:table-cell office:value-type="float" office:value="0.156666655143101" calcext:value-type="float">
            <text:p>0.156666655143101</text:p>
          </table:table-cell>
          <table:table-cell office:value-type="float" office:value="0.136041061406262" calcext:value-type="float">
            <text:p>0.136041061406262</text:p>
          </table:table-cell>
          <table:table-cell office:value-type="float" office:value="0.148132461086805" calcext:value-type="float">
            <text:p>0.1481324610868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2:03</text:p>
          </table:table-cell>
          <table:table-cell office:value-type="float" office:value="0.156053323275247" calcext:value-type="float">
            <text:p>0.156053323275247</text:p>
          </table:table-cell>
          <table:table-cell office:value-type="float" office:value="0.136225835827093" calcext:value-type="float">
            <text:p>0.136225835827093</text:p>
          </table:table-cell>
          <table:table-cell office:value-type="float" office:value="0.148401874113306" calcext:value-type="float">
            <text:p>0.1484018741133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2:04</text:p>
          </table:table-cell>
          <table:table-cell office:value-type="float" office:value="0.155185479543862" calcext:value-type="float">
            <text:p>0.155185479543862</text:p>
          </table:table-cell>
          <table:table-cell office:value-type="float" office:value="0.136793868159517" calcext:value-type="float">
            <text:p>0.136793868159517</text:p>
          </table:table-cell>
          <table:table-cell office:value-type="float" office:value="0.148893612491323" calcext:value-type="float">
            <text:p>0.1488936124913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2:05</text:p>
          </table:table-cell>
          <table:table-cell office:value-type="float" office:value="0.159268398197698" calcext:value-type="float">
            <text:p>0.159268398197698</text:p>
          </table:table-cell>
          <table:table-cell office:value-type="float" office:value="0.140034573082277" calcext:value-type="float">
            <text:p>0.140034573082277</text:p>
          </table:table-cell>
          <table:table-cell office:value-type="float" office:value="0.148509162486692" calcext:value-type="float">
            <text:p>0.1485091624866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2:06</text:p>
          </table:table-cell>
          <table:table-cell office:value-type="float" office:value="0.157853383762048" calcext:value-type="float">
            <text:p>0.157853383762048</text:p>
          </table:table-cell>
          <table:table-cell office:value-type="float" office:value="0.136920230021504" calcext:value-type="float">
            <text:p>0.136920230021504</text:p>
          </table:table-cell>
          <table:table-cell office:value-type="float" office:value="0.149201768541547" calcext:value-type="float">
            <text:p>0.1492017685415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2:08</text:p>
          </table:table-cell>
          <table:table-cell office:value-type="float" office:value="0.155167002101779" calcext:value-type="float">
            <text:p>0.155167002101779</text:p>
          </table:table-cell>
          <table:table-cell office:value-type="float" office:value="0.136175767919513" calcext:value-type="float">
            <text:p>0.136175767919513</text:p>
          </table:table-cell>
          <table:table-cell office:value-type="float" office:value="0.148631948069566" calcext:value-type="float">
            <text:p>0.1486319480695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2:09</text:p>
          </table:table-cell>
          <table:table-cell office:value-type="float" office:value="0.16016783239458" calcext:value-type="float">
            <text:p>0.16016783239458</text:p>
          </table:table-cell>
          <table:table-cell office:value-type="float" office:value="0.138966457720573" calcext:value-type="float">
            <text:p>0.138966457720573</text:p>
          </table:table-cell>
          <table:table-cell office:value-type="float" office:value="0.148451942020886" calcext:value-type="float">
            <text:p>0.1484519420208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2:10</text:p>
          </table:table-cell>
          <table:table-cell office:value-type="float" office:value="0.15498640000658" calcext:value-type="float">
            <text:p>0.15498640000658</text:p>
          </table:table-cell>
          <table:table-cell office:value-type="float" office:value="0.136991159557242" calcext:value-type="float">
            <text:p>0.136991159557242</text:p>
          </table:table-cell>
          <table:table-cell office:value-type="float" office:value="0.148907321561256" calcext:value-type="float">
            <text:p>0.1489073215612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2:11</text:p>
          </table:table-cell>
          <table:table-cell office:value-type="float" office:value="0.155297536289398" calcext:value-type="float">
            <text:p>0.155297536289398</text:p>
          </table:table-cell>
          <table:table-cell office:value-type="float" office:value="0.136620418622544" calcext:value-type="float">
            <text:p>0.136620418622544</text:p>
          </table:table-cell>
          <table:table-cell office:value-type="float" office:value="0.148842352490706" calcext:value-type="float">
            <text:p>0.1488423524907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2:12</text:p>
          </table:table-cell>
          <table:table-cell office:value-type="float" office:value="0.154670495351612" calcext:value-type="float">
            <text:p>0.154670495351612</text:p>
          </table:table-cell>
          <table:table-cell office:value-type="float" office:value="0.136256234199552" calcext:value-type="float">
            <text:p>0.136256234199552</text:p>
          </table:table-cell>
          <table:table-cell office:value-type="float" office:value="0.149211305285848" calcext:value-type="float">
            <text:p>0.1492113052858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2:14</text:p>
          </table:table-cell>
          <table:table-cell office:value-type="float" office:value="0.158909578193376" calcext:value-type="float">
            <text:p>0.158909578193376</text:p>
          </table:table-cell>
          <table:table-cell office:value-type="float" office:value="0.137939469568666" calcext:value-type="float">
            <text:p>0.137939469568666</text:p>
          </table:table-cell>
          <table:table-cell office:value-type="float" office:value="0.148799437141351" calcext:value-type="float">
            <text:p>0.1487994371413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2:15</text:p>
          </table:table-cell>
          <table:table-cell office:value-type="float" office:value="0.154926199308181" calcext:value-type="float">
            <text:p>0.154926199308181</text:p>
          </table:table-cell>
          <table:table-cell office:value-type="float" office:value="0.135988609312607" calcext:value-type="float">
            <text:p>0.135988609312607</text:p>
          </table:table-cell>
          <table:table-cell office:value-type="float" office:value="0.148922222724226" calcext:value-type="float">
            <text:p>0.1489222227242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2:16</text:p>
          </table:table-cell>
          <table:table-cell office:value-type="float" office:value="0.155897755133838" calcext:value-type="float">
            <text:p>0.155897755133838</text:p>
          </table:table-cell>
          <table:table-cell office:value-type="float" office:value="0.13501168906828" calcext:value-type="float">
            <text:p>0.13501168906828</text:p>
          </table:table-cell>
          <table:table-cell office:value-type="float" office:value="0.14903010714413" calcext:value-type="float">
            <text:p>0.149030107144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2:17</text:p>
          </table:table-cell>
          <table:table-cell office:value-type="float" office:value="0.159171242615133" calcext:value-type="float">
            <text:p>0.159171242615133</text:p>
          </table:table-cell>
          <table:table-cell office:value-type="float" office:value="0.135093943487876" calcext:value-type="float">
            <text:p>0.135093943487876</text:p>
          </table:table-cell>
          <table:table-cell office:value-type="float" office:value="0.149257796914315" calcext:value-type="float">
            <text:p>0.1492577969143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2:18</text:p>
          </table:table-cell>
          <table:table-cell office:value-type="float" office:value="0.159866232856063" calcext:value-type="float">
            <text:p>0.159866232856063</text:p>
          </table:table-cell>
          <table:table-cell office:value-type="float" office:value="0.137481705842221" calcext:value-type="float">
            <text:p>0.137481705842221</text:p>
          </table:table-cell>
          <table:table-cell office:value-type="float" office:value="0.149033683423243" calcext:value-type="float">
            <text:p>0.1490336834232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2:20</text:p>
          </table:table-cell>
          <table:table-cell office:value-type="float" office:value="0.154935736052482" calcext:value-type="float">
            <text:p>0.154935736052482</text:p>
          </table:table-cell>
          <table:table-cell office:value-type="float" office:value="0.135976688382231" calcext:value-type="float">
            <text:p>0.135976688382231</text:p>
          </table:table-cell>
          <table:table-cell office:value-type="float" office:value="0.149326342263978" calcext:value-type="float">
            <text:p>0.1493263422639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2:21</text:p>
          </table:table-cell>
          <table:table-cell office:value-type="float" office:value="0.154397506045998" calcext:value-type="float">
            <text:p>0.154397506045998</text:p>
          </table:table-cell>
          <table:table-cell office:value-type="float" office:value="0.133972779985998" calcext:value-type="float">
            <text:p>0.133972779985998</text:p>
          </table:table-cell>
          <table:table-cell office:value-type="float" office:value="0.149037259702356" calcext:value-type="float">
            <text:p>0.1490372597023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2:22</text:p>
          </table:table-cell>
          <table:table-cell office:value-type="float" office:value="0.153985041854983" calcext:value-type="float">
            <text:p>0.153985041854983</text:p>
          </table:table-cell>
          <table:table-cell office:value-type="float" office:value="0.133765951843971" calcext:value-type="float">
            <text:p>0.133765951843971</text:p>
          </table:table-cell>
          <table:table-cell office:value-type="float" office:value="0.149377602264595" calcext:value-type="float">
            <text:p>0.1493776022645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2:23</text:p>
          </table:table-cell>
          <table:table-cell office:value-type="float" office:value="0.157023090961348" calcext:value-type="float">
            <text:p>0.157023090961348</text:p>
          </table:table-cell>
          <table:table-cell office:value-type="float" office:value="0.133923308124937" calcext:value-type="float">
            <text:p>0.133923308124937</text:p>
          </table:table-cell>
          <table:table-cell office:value-type="float" office:value="0.149173754355163" calcext:value-type="float">
            <text:p>0.1491737543551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2:24</text:p>
          </table:table-cell>
          <table:table-cell office:value-type="float" office:value="0.155162829776148" calcext:value-type="float">
            <text:p>0.155162829776148</text:p>
          </table:table-cell>
          <table:table-cell office:value-type="float" office:value="0.133076922068229" calcext:value-type="float">
            <text:p>0.133076922068229</text:p>
          </table:table-cell>
          <table:table-cell office:value-type="float" office:value="0.149245875983939" calcext:value-type="float">
            <text:p>0.1492458759839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2:26</text:p>
          </table:table-cell>
          <table:table-cell office:value-type="float" office:value="0.15362622185066" calcext:value-type="float">
            <text:p>0.15362622185066</text:p>
          </table:table-cell>
          <table:table-cell office:value-type="float" office:value="0.131761447401219" calcext:value-type="float">
            <text:p>0.131761447401219</text:p>
          </table:table-cell>
          <table:table-cell office:value-type="float" office:value="0.149394291567122" calcext:value-type="float">
            <text:p>0.1493942915671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2:27</text:p>
          </table:table-cell>
          <table:table-cell office:value-type="float" office:value="0.158523936095707" calcext:value-type="float">
            <text:p>0.158523936095707</text:p>
          </table:table-cell>
          <table:table-cell office:value-type="float" office:value="0.133652106958879" calcext:value-type="float">
            <text:p>0.133652106958879</text:p>
          </table:table-cell>
          <table:table-cell office:value-type="float" office:value="0.14932515017094" calcext:value-type="float">
            <text:p>0.149325150170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2:28</text:p>
          </table:table-cell>
          <table:table-cell office:value-type="float" office:value="0.158845801215863" calcext:value-type="float">
            <text:p>0.158845801215863</text:p>
          </table:table-cell>
          <table:table-cell office:value-type="float" office:value="0.132099405777384" calcext:value-type="float">
            <text:p>0.132099405777384</text:p>
          </table:table-cell>
          <table:table-cell office:value-type="float" office:value="0.149085539470379" calcext:value-type="float">
            <text:p>0.1490855394703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2:29</text:p>
          </table:table-cell>
          <table:table-cell office:value-type="float" office:value="0.154025573018262" calcext:value-type="float">
            <text:p>0.154025573018262</text:p>
          </table:table-cell>
          <table:table-cell office:value-type="float" office:value="0.133821980216739" calcext:value-type="float">
            <text:p>0.133821980216739</text:p>
          </table:table-cell>
          <table:table-cell office:value-type="float" office:value="0.149610656453449" calcext:value-type="float">
            <text:p>0.1496106564534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2:30</text:p>
          </table:table-cell>
          <table:table-cell office:value-type="float" office:value="0.153574961850043" calcext:value-type="float">
            <text:p>0.153574961850043</text:p>
          </table:table-cell>
          <table:table-cell office:value-type="float" office:value="0.132405177641532" calcext:value-type="float">
            <text:p>0.132405177641532</text:p>
          </table:table-cell>
          <table:table-cell office:value-type="float" office:value="0.149443763428183" calcext:value-type="float">
            <text:p>0.1494437634281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2:31</text:p>
          </table:table-cell>
          <table:table-cell office:value-type="float" office:value="0.156243462114747" calcext:value-type="float">
            <text:p>0.156243462114747</text:p>
          </table:table-cell>
          <table:table-cell office:value-type="float" office:value="0.132647768574687" calcext:value-type="float">
            <text:p>0.132647768574687</text:p>
          </table:table-cell>
          <table:table-cell office:value-type="float" office:value="0.149414557148761" calcext:value-type="float">
            <text:p>0.1494145571487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2:33</text:p>
          </table:table-cell>
          <table:table-cell office:value-type="float" office:value="0.157926697483861" calcext:value-type="float">
            <text:p>0.157926697483861</text:p>
          </table:table-cell>
          <table:table-cell office:value-type="float" office:value="0.134475843247872" calcext:value-type="float">
            <text:p>0.134475843247872</text:p>
          </table:table-cell>
          <table:table-cell office:value-type="float" office:value="0.149339455287392" calcext:value-type="float">
            <text:p>0.1493394552873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2:34</text:p>
          </table:table-cell>
          <table:table-cell office:value-type="float" office:value="0.153927821389177" calcext:value-type="float">
            <text:p>0.153927821389177</text:p>
          </table:table-cell>
          <table:table-cell office:value-type="float" office:value="0.133299247419744" calcext:value-type="float">
            <text:p>0.133299247419744</text:p>
          </table:table-cell>
          <table:table-cell office:value-type="float" office:value="0.149506944359177" calcext:value-type="float">
            <text:p>0.1495069443591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2:35</text:p>
          </table:table-cell>
          <table:table-cell office:value-type="float" office:value="0.155456084663401" calcext:value-type="float">
            <text:p>0.155456084663401</text:p>
          </table:table-cell>
          <table:table-cell office:value-type="float" office:value="0.132847444158488" calcext:value-type="float">
            <text:p>0.132847444158488</text:p>
          </table:table-cell>
          <table:table-cell office:value-type="float" office:value="0.14962019319775" calcext:value-type="float">
            <text:p>0.149620193197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2:36</text:p>
          </table:table-cell>
          <table:table-cell office:value-type="float" office:value="0.159260649592954" calcext:value-type="float">
            <text:p>0.159260649592954</text:p>
          </table:table-cell>
          <table:table-cell office:value-type="float" office:value="0.13245643764215" calcext:value-type="float">
            <text:p>0.13245643764215</text:p>
          </table:table-cell>
          <table:table-cell office:value-type="float" office:value="0.149588006685735" calcext:value-type="float">
            <text:p>0.1495880066857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2:37</text:p>
          </table:table-cell>
          <table:table-cell office:value-type="float" office:value="0.154432672790608" calcext:value-type="float">
            <text:p>0.154432672790608</text:p>
          </table:table-cell>
          <table:table-cell office:value-type="float" office:value="0.133886949287289" calcext:value-type="float">
            <text:p>0.133886949287289</text:p>
          </table:table-cell>
          <table:table-cell office:value-type="float" office:value="0.14927508226336" calcext:value-type="float">
            <text:p>0.149275082263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2:39</text:p>
          </table:table-cell>
          <table:table-cell office:value-type="float" office:value="0.154085773716661" calcext:value-type="float">
            <text:p>0.154085773716661</text:p>
          </table:table-cell>
          <table:table-cell office:value-type="float" office:value="0.132918969740745" calcext:value-type="float">
            <text:p>0.132918969740745</text:p>
          </table:table-cell>
          <table:table-cell office:value-type="float" office:value="0.149703639710383" calcext:value-type="float">
            <text:p>0.1497036397103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2:40</text:p>
          </table:table-cell>
          <table:table-cell office:value-type="float" office:value="0.159574170061847" calcext:value-type="float">
            <text:p>0.159574170061847</text:p>
          </table:table-cell>
          <table:table-cell office:value-type="float" office:value="0.133477465328868" calcext:value-type="float">
            <text:p>0.133477465328868</text:p>
          </table:table-cell>
          <table:table-cell office:value-type="float" office:value="0.149390715288009" calcext:value-type="float">
            <text:p>0.1493907152880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2:41</text:p>
          </table:table-cell>
          <table:table-cell office:value-type="float" office:value="0.154587644885498" calcext:value-type="float">
            <text:p>0.154587644885498</text:p>
          </table:table-cell>
          <table:table-cell office:value-type="float" office:value="0.131775156471152" calcext:value-type="float">
            <text:p>0.131775156471152</text:p>
          </table:table-cell>
          <table:table-cell office:value-type="float" office:value="0.149567145057576" calcext:value-type="float">
            <text:p>0.1495671450575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2:42</text:p>
          </table:table-cell>
          <table:table-cell office:value-type="float" office:value="0.159335155407805" calcext:value-type="float">
            <text:p>0.159335155407805</text:p>
          </table:table-cell>
          <table:table-cell office:value-type="float" office:value="0.133678929052225" calcext:value-type="float">
            <text:p>0.133678929052225</text:p>
          </table:table-cell>
          <table:table-cell office:value-type="float" office:value="0.149371641799407" calcext:value-type="float">
            <text:p>0.1493716417994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2:43</text:p>
          </table:table-cell>
          <table:table-cell office:value-type="float" office:value="0.156995076774964" calcext:value-type="float">
            <text:p>0.156995076774964</text:p>
          </table:table-cell>
          <table:table-cell office:value-type="float" office:value="0.133413092304837" calcext:value-type="float">
            <text:p>0.133413092304837</text:p>
          </table:table-cell>
          <table:table-cell office:value-type="float" office:value="0.149728673664173" calcext:value-type="float">
            <text:p>0.1497286736641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2:45</text:p>
          </table:table-cell>
          <table:table-cell office:value-type="float" office:value="0.158821959355111" calcext:value-type="float">
            <text:p>0.158821959355111</text:p>
          </table:table-cell>
          <table:table-cell office:value-type="float" office:value="0.131886617170169" calcext:value-type="float">
            <text:p>0.131886617170169</text:p>
          </table:table-cell>
          <table:table-cell office:value-type="float" office:value="0.149432438544326" calcext:value-type="float">
            <text:p>0.1494324385443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2:46</text:p>
          </table:table-cell>
          <table:table-cell office:value-type="float" office:value="0.154771227213291" calcext:value-type="float">
            <text:p>0.154771227213291</text:p>
          </table:table-cell>
          <table:table-cell office:value-type="float" office:value="0.134019271614465" calcext:value-type="float">
            <text:p>0.134019271614465</text:p>
          </table:table-cell>
          <table:table-cell office:value-type="float" office:value="0.149037855748875" calcext:value-type="float">
            <text:p>0.1490378557488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2:47</text:p>
          </table:table-cell>
          <table:table-cell office:value-type="float" office:value="0.159538407270718" calcext:value-type="float">
            <text:p>0.159538407270718</text:p>
          </table:table-cell>
          <table:table-cell office:value-type="float" office:value="0.133084670672974" calcext:value-type="float">
            <text:p>0.133084670672974</text:p>
          </table:table-cell>
          <table:table-cell office:value-type="float" office:value="0.148956197375798" calcext:value-type="float">
            <text:p>0.1489561973757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2:48</text:p>
          </table:table-cell>
          <table:table-cell office:value-type="float" office:value="0.155462045128589" calcext:value-type="float">
            <text:p>0.155462045128589</text:p>
          </table:table-cell>
          <table:table-cell office:value-type="float" office:value="0.133650914865841" calcext:value-type="float">
            <text:p>0.133650914865841</text:p>
          </table:table-cell>
          <table:table-cell office:value-type="float" office:value="0.149208325053254" calcext:value-type="float">
            <text:p>0.1492083250532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2:49</text:p>
          </table:table-cell>
          <table:table-cell office:value-type="float" office:value="0.155094284426485" calcext:value-type="float">
            <text:p>0.155094284426485</text:p>
          </table:table-cell>
          <table:table-cell office:value-type="float" office:value="0.13200642252045" calcext:value-type="float">
            <text:p>0.13200642252045</text:p>
          </table:table-cell>
          <table:table-cell office:value-type="float" office:value="0.149539130871192" calcext:value-type="float">
            <text:p>0.1495391308711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2:50</text:p>
          </table:table-cell>
          <table:table-cell office:value-type="float" office:value="0.15762211771275" calcext:value-type="float">
            <text:p>0.15762211771275</text:p>
          </table:table-cell>
          <table:table-cell office:value-type="float" office:value="0.133190766953321" calcext:value-type="float">
            <text:p>0.133190766953321</text:p>
          </table:table-cell>
          <table:table-cell office:value-type="float" office:value="0.148975866910919" calcext:value-type="float">
            <text:p>0.1489758669109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2:52</text:p>
          </table:table-cell>
          <table:table-cell office:value-type="float" office:value="0.154736060468681" calcext:value-type="float">
            <text:p>0.154736060468681</text:p>
          </table:table-cell>
          <table:table-cell office:value-type="float" office:value="0.134349481385884" calcext:value-type="float">
            <text:p>0.134349481385884</text:p>
          </table:table-cell>
          <table:table-cell office:value-type="float" office:value="0.149194615983321" calcext:value-type="float">
            <text:p>0.1491946159833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2:53</text:p>
          </table:table-cell>
          <table:table-cell office:value-type="float" office:value="0.156805533981983" calcext:value-type="float">
            <text:p>0.156805533981983</text:p>
          </table:table-cell>
          <table:table-cell office:value-type="float" office:value="0.134241000919461" calcext:value-type="float">
            <text:p>0.134241000919461</text:p>
          </table:table-cell>
          <table:table-cell office:value-type="float" office:value="0.149136203424478" calcext:value-type="float">
            <text:p>0.1491362034244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2:54</text:p>
          </table:table-cell>
          <table:table-cell office:value-type="float" office:value="0.1571768709632" calcext:value-type="float">
            <text:p>0.1571768709632</text:p>
          </table:table-cell>
          <table:table-cell office:value-type="float" office:value="0.133158580441306" calcext:value-type="float">
            <text:p>0.133158580441306</text:p>
          </table:table-cell>
          <table:table-cell office:value-type="float" office:value="0.149223226216224" calcext:value-type="float">
            <text:p>0.1492232262162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2:55</text:p>
          </table:table-cell>
          <table:table-cell office:value-type="float" office:value="0.154597777676317" calcext:value-type="float">
            <text:p>0.154597777676317</text:p>
          </table:table-cell>
          <table:table-cell office:value-type="float" office:value="0.133859531147424" calcext:value-type="float">
            <text:p>0.133859531147424</text:p>
          </table:table-cell>
          <table:table-cell office:value-type="float" office:value="0.14945031993989" calcext:value-type="float">
            <text:p>0.149450319939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2:56</text:p>
          </table:table-cell>
          <table:table-cell office:value-type="float" office:value="0.154522079768429" calcext:value-type="float">
            <text:p>0.154522079768429</text:p>
          </table:table-cell>
          <table:table-cell office:value-type="float" office:value="0.132324115314974" calcext:value-type="float">
            <text:p>0.132324115314974</text:p>
          </table:table-cell>
          <table:table-cell office:value-type="float" office:value="0.149267929705135" calcext:value-type="float">
            <text:p>0.1492679297051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2:58</text:p>
          </table:table-cell>
          <table:table-cell office:value-type="float" office:value="0.156782884214268" calcext:value-type="float">
            <text:p>0.156782884214268</text:p>
          </table:table-cell>
          <table:table-cell office:value-type="float" office:value="0.133712307657278" calcext:value-type="float">
            <text:p>0.133712307657278</text:p>
          </table:table-cell>
          <table:table-cell office:value-type="float" office:value="0.14913024295929" calcext:value-type="float">
            <text:p>0.149130242959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2:59</text:p>
          </table:table-cell>
          <table:table-cell office:value-type="float" office:value="0.154559630699114" calcext:value-type="float">
            <text:p>0.154559630699114</text:p>
          </table:table-cell>
          <table:table-cell office:value-type="float" office:value="0.133912579287598" calcext:value-type="float">
            <text:p>0.133912579287598</text:p>
          </table:table-cell>
          <table:table-cell office:value-type="float" office:value="0.149351972264287" calcext:value-type="float">
            <text:p>0.1493519722642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3:00</text:p>
          </table:table-cell>
          <table:table-cell office:value-type="float" office:value="0.159133691684448" calcext:value-type="float">
            <text:p>0.159133691684448</text:p>
          </table:table-cell>
          <table:table-cell office:value-type="float" office:value="0.135940925591102" calcext:value-type="float">
            <text:p>0.135940925591102</text:p>
          </table:table-cell>
          <table:table-cell office:value-type="float" office:value="0.149293559705443" calcext:value-type="float">
            <text:p>0.1492935597054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3:01</text:p>
          </table:table-cell>
          <table:table-cell office:value-type="float" office:value="0.160141010301234" calcext:value-type="float">
            <text:p>0.160141010301234</text:p>
          </table:table-cell>
          <table:table-cell office:value-type="float" office:value="0.133857146961349" calcext:value-type="float">
            <text:p>0.133857146961349</text:p>
          </table:table-cell>
          <table:table-cell office:value-type="float" office:value="0.149084943423861" calcext:value-type="float">
            <text:p>0.1490849434238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3:02</text:p>
          </table:table-cell>
          <table:table-cell office:value-type="float" office:value="0.155065674193582" calcext:value-type="float">
            <text:p>0.155065674193582</text:p>
          </table:table-cell>
          <table:table-cell office:value-type="float" office:value="0.135007516742649" calcext:value-type="float">
            <text:p>0.135007516742649</text:p>
          </table:table-cell>
          <table:table-cell office:value-type="float" office:value="0.149619001104713" calcext:value-type="float">
            <text:p>0.1496190011047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3:03</text:p>
          </table:table-cell>
          <table:table-cell office:value-type="float" office:value="0.159192104243291" calcext:value-type="float">
            <text:p>0.159192104243291</text:p>
          </table:table-cell>
          <table:table-cell office:value-type="float" office:value="0.132878438577466" calcext:value-type="float">
            <text:p>0.132878438577466</text:p>
          </table:table-cell>
          <table:table-cell office:value-type="float" office:value="0.149604099941742" calcext:value-type="float">
            <text:p>0.1496040999417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3:05</text:p>
          </table:table-cell>
          <table:table-cell office:value-type="float" office:value="0.160069484718977" calcext:value-type="float">
            <text:p>0.160069484718977</text:p>
          </table:table-cell>
          <table:table-cell office:value-type="float" office:value="0.134117619290068" calcext:value-type="float">
            <text:p>0.134117619290068</text:p>
          </table:table-cell>
          <table:table-cell office:value-type="float" office:value="0.14901520598116" calcext:value-type="float">
            <text:p>0.14901520598116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 calcext:value-type="string">
            <text:p>avg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stdev</text:p>
          </table:table-cell>
        </table:table-row>
        <table:table-row table:style-name="ro1">
          <table:table-cell table:style-name="Default" office:value-type="string" calcext:value-type="string">
            <text:p>average</text:p>
          </table:table-cell>
          <table:table-cell table:formula="of:=SUBTOTAL(1;[.B$2:.B$299])" office:value-type="float" office:value="0.155044784468954" calcext:value-type="float">
            <text:p>0.155044784468954</text:p>
          </table:table-cell>
          <table:table-cell table:formula="of:=SUBTOTAL(1;[.C$2:.C$299])" office:value-type="float" office:value="0.132335195358174" calcext:value-type="float">
            <text:p>0.132335195358174</text:p>
          </table:table-cell>
          <table:table-cell table:formula="of:=SUBTOTAL(1;[.D$2:.D$299])" office:value-type="float" office:value="0.145265316780087" calcext:value-type="float">
            <text:p>0.145265316780087</text:p>
          </table:table-cell>
          <table:table-cell table:formula="of:=SUBTOTAL(1;[.B300:.D300])" office:value-type="string" office:string-value="" calcext:value-type="error">
            <text:p>#DIV/0!</text:p>
          </table:table-cell>
          <table:table-cell table:formula="of:=MODE([.B300:.D300])" office:value-type="string" office:string-value="" calcext:value-type="error">
            <text:p>#VALUE!</text:p>
          </table:table-cell>
          <table:table-cell table:formula="of:=MEDIAN([.B300:.D300])" office:value-type="float" office:value="0.145265316780087" calcext:value-type="float">
            <text:p>0.145265316780087</text:p>
          </table:table-cell>
          <table:table-cell table:formula="of:=SUBTOTAL(7;[.B300:.D300])" office:value-type="string" office:string-value="" calcext:value-type="error">
            <text:p>#DIV/0!</text:p>
          </table:table-cell>
        </table:table-row>
        <table:table-row table:style-name="ro1">
          <table:table-cell table:style-name="Default" office:value-type="string" calcext:value-type="string">
            <text:p>count</text:p>
          </table:table-cell>
          <table:table-cell table:formula="of:=SUBTOTAL(2;[.B$2:.B$299])" office:value-type="float" office:value="297" calcext:value-type="float">
            <text:p>297</text:p>
          </table:table-cell>
          <table:table-cell table:formula="of:=SUBTOTAL(2;[.C$2:.C$299])" office:value-type="float" office:value="297" calcext:value-type="float">
            <text:p>297</text:p>
          </table:table-cell>
          <table:table-cell table:formula="of:=SUBTOTAL(2;[.D$2:.D$299])" office:value-type="float" office:value="297" calcext:value-type="float">
            <text:p>297</text:p>
          </table:table-cell>
          <table:table-cell table:number-columns-repeated="2"/>
          <table:table-cell table:formula="of:=MEDIAN([.B301:.D301])" office:value-type="float" office:value="297" calcext:value-type="float">
            <text:p>297</text:p>
          </table:table-cell>
          <table:table-cell/>
        </table:table-row>
        <table:table-row table:style-name="ro1">
          <table:table-cell table:style-name="Default" office:value-type="string" calcext:value-type="string">
            <text:p>max</text:p>
          </table:table-cell>
          <table:table-cell table:formula="of:=SUBTOTAL(4;[.B$2:.B$299])" office:value-type="float" office:value="0.16075315007605" calcext:value-type="float">
            <text:p>0.16075315007605</text:p>
          </table:table-cell>
          <table:table-cell table:formula="of:=SUBTOTAL(4;[.C$2:.C$299])" office:value-type="float" office:value="0.140034573082277" calcext:value-type="float">
            <text:p>0.140034573082277</text:p>
          </table:table-cell>
          <table:table-cell table:formula="of:=SUBTOTAL(4;[.D$2:.D$299])" office:value-type="float" office:value="0.149728673664173" calcext:value-type="float">
            <text:p>0.149728673664173</text:p>
          </table:table-cell>
          <table:table-cell table:number-columns-repeated="2"/>
          <table:table-cell table:formula="of:=MEDIAN([.B302:.D302])" office:value-type="float" office:value="0.149728673664173" calcext:value-type="float">
            <text:p>0.149728673664173</text:p>
          </table:table-cell>
          <table:table-cell/>
        </table:table-row>
        <table:table-row table:style-name="ro1">
          <table:table-cell table:style-name="Default" office:value-type="string" calcext:value-type="string">
            <text:p>min</text:p>
          </table:table-cell>
          <table:table-cell table:formula="of:=SUBTOTAL(5;[.B$2:.B$299])" office:value-type="float" office:value="0.150591152976889" calcext:value-type="float">
            <text:p>0.150591152976889</text:p>
          </table:table-cell>
          <table:table-cell table:formula="of:=SUBTOTAL(5;[.C$2:.C$299])" office:value-type="float" office:value="0.127288714324083" calcext:value-type="float">
            <text:p>0.127288714324083</text:p>
          </table:table-cell>
          <table:table-cell table:formula="of:=SUBTOTAL(5;[.D$2:.D$299])" office:value-type="float" office:value="0.140022652151901" calcext:value-type="float">
            <text:p>0.140022652151901</text:p>
          </table:table-cell>
          <table:table-cell table:number-columns-repeated="2"/>
          <table:table-cell table:formula="of:=MEDIAN([.B303:.D303])" office:value-type="float" office:value="0.140022652151901" calcext:value-type="float">
            <text:p>0.140022652151901</text:p>
          </table:table-cell>
          <table:table-cell/>
        </table:table-row>
        <table:table-row table:style-name="ro1">
          <table:table-cell table:style-name="Default" office:value-type="string" calcext:value-type="string">
            <text:p>stDev</text:p>
          </table:table-cell>
          <table:table-cell table:style-name="ce2" table:formula="of:=SUBTOTAL(7;[.B$2:.B$299])" office:value-type="float" office:value="0.00244545323094192" calcext:value-type="float">
            <text:p>0.002445453230942</text:p>
          </table:table-cell>
          <table:table-cell table:formula="of:=SUBTOTAL(7;[.C$2:.C$299])" office:value-type="float" office:value="0.00238802348587961" calcext:value-type="float">
            <text:p>0.00238802348588</text:p>
          </table:table-cell>
          <table:table-cell table:formula="of:=SUBTOTAL(7;[.D$2:.D$299])" office:value-type="float" office:value="0.00288194755529484" calcext:value-type="float">
            <text:p>0.002881947555295</text:p>
          </table:table-cell>
          <table:table-cell table:number-columns-repeated="2"/>
          <table:table-cell table:formula="of:=MEDIAN([.B304:.D304])" office:value-type="float" office:value="0.00244545323094192" calcext:value-type="float">
            <text:p>0.002445453230942</text:p>
          </table:table-cell>
          <table:table-cell/>
        </table:table-row>
        <table:table-row table:style-name="ro1">
          <table:table-cell table:style-name="Default" office:value-type="string" calcext:value-type="string">
            <text:p>var</text:p>
          </table:table-cell>
          <table:table-cell table:formula="of:=SUBTOTAL(10;[.B$2:.B$299])" office:value-type="float" office:value="0.00000598024150472428" calcext:value-type="float">
            <text:p>5.98024150472428E-06</text:p>
          </table:table-cell>
          <table:table-cell table:formula="of:=SUBTOTAL(10;[.C$2:.C$299])" office:value-type="float" office:value="0.00000570265616911259" calcext:value-type="float">
            <text:p>5.70265616911259E-06</text:p>
          </table:table-cell>
          <table:table-cell table:formula="of:=SUBTOTAL(10;[.D$2:.D$299])" office:value-type="float" office:value="0.00000830562171146991" calcext:value-type="float">
            <text:p>8.30562171146991E-06</text:p>
          </table:table-cell>
          <table:table-cell table:number-columns-repeated="2"/>
          <table:table-cell table:formula="of:=MEDIAN([.B305:.D305])" office:value-type="float" office:value="0.00000598024150472428" calcext:value-type="float">
            <text:p>5.98024150472428E-06</text:p>
          </table:table-cell>
          <table:table-cell/>
        </table:table-row>
        <table:table-row table:style-name="ro1">
          <table:table-cell table:style-name="Default" office:value-type="string" calcext:value-type="string">
            <text:p>mode</text:p>
          </table:table-cell>
          <table:table-cell table:formula="of:=MODE([.B$2:.B$299])" office:value-type="float" office:value="0.151247400194097" calcext:value-type="float">
            <text:p>0.151247400194097</text:p>
          </table:table-cell>
          <table:table-cell table:formula="of:=MODE([.C$2:.C$299])" office:value-type="float" office:value="0.130681411109139" calcext:value-type="float">
            <text:p>0.130681411109139</text:p>
          </table:table-cell>
          <table:table-cell table:formula="of:=MODE([.D$2:.D$299])" office:value-type="float" office:value="0.140578763553949" calcext:value-type="float">
            <text:p>0.140578763553949</text:p>
          </table:table-cell>
          <table:table-cell table:number-columns-repeated="2"/>
          <table:table-cell table:formula="of:=MEDIAN([.B306:.D306])" office:value-type="float" office:value="0.140578763553949" calcext:value-type="float">
            <text:p>0.140578763553949</text:p>
          </table:table-cell>
          <table:table-cell/>
        </table:table-row>
        <table:table-row table:style-name="ro1">
          <table:table-cell table:style-name="Default" office:value-type="string" calcext:value-type="string">
            <text:p>median</text:p>
          </table:table-cell>
          <table:table-cell table:formula="of:=MEDIAN([.B300:.D300])" office:value-type="float" office:value="0.145265316780087" calcext:value-type="float">
            <text:p>0.145265316780087</text:p>
          </table:table-cell>
          <table:table-cell table:formula="of:=MEDIAN([.C$2:.C$299])" office:value-type="float" office:value="0.132384912059893" calcext:value-type="float">
            <text:p>0.132384912059893</text:p>
          </table:table-cell>
          <table:table-cell table:formula="of:=MEDIAN([.D$2:.D$299])" office:value-type="float" office:value="0.145436542682236" calcext:value-type="float">
            <text:p>0.145436542682236</text:p>
          </table:table-cell>
          <table:table-cell table:number-columns-repeated="2"/>
          <table:table-cell table:formula="of:=MEDIAN([.B307:.D307])" office:value-type="float" office:value="0.145265316780087" calcext:value-type="float">
            <text:p>0.14526531678008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3">00/00/0000</text:date>, <text:time style:data-style-name="N2" text:time-value="01:02:42.3942929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03T01:55:48.736715546</dc:date>
    <meta:editing-duration>PT41M5S</meta:editing-duration>
    <meta:editing-cycles>10</meta:editing-cycles>
    <meta:generator>LibreOffice/5.2.7.2$Linux_ARM_EABI LibreOffice_project/20m0$Build-2</meta:generator>
    <meta:document-statistic meta:table-count="1" meta:cell-count="1239" meta:object-count="0"/>
  </office:meta>
</office:document-meta>
</file>